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55cm"/>
    </style:style>
    <style:style style:name="co3" style:family="table-column">
      <style:table-column-properties fo:break-before="auto" style:column-width="9.107cm"/>
    </style:style>
    <style:style style:name="co4" style:family="table-column">
      <style:table-column-properties fo:break-before="auto" style:column-width="4.999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558cm"/>
    </style:style>
    <style:style style:name="co7" style:family="table-column">
      <style:table-column-properties fo:break-before="auto" style:column-width="4.00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row table:style-name="ro1">
          <table:table-cell office:value-type="string">
            <text:p>Codigo</text:p>
          </table:table-cell>
          <table:table-cell office:value-type="string">
            <text:p>Descripcion</text:p>
          </table:table-cell>
          <table:table-cell office:value-type="string">
            <text:p>Coste</text:p>
          </table:table-cell>
          <table:table-cell office:value-type="string">
            <text:p>Incremento</text:p>
          </table:table-cell>
          <table:table-cell office:value-type="string">
            <text:p>Base</text:p>
          </table:table-cell>
          <table:table-cell office:value-type="string">
            <text:p>PVP</text:p>
          </table:table-cell>
          <table:table-cell office:value-type="string">
            <text:p>IVA</text:p>
          </table:table-cell>
          <table:table-cell office:value-type="string">
            <text:p>Referencia</text:p>
          </table:table-cell>
          <table:table-cell office:value-type="string">
            <text:p>Imagen</text:p>
          </table:table-cell>
          <table:table-cell office:value-type="string">
            <text:p>Texto boton TPV</text:p>
          </table:table-cell>
          <table:table-cell office:value-type="string">
            <text:p>Tamaño texto</text:p>
          </table:table-cell>
          <table:table-cell office:value-type="string">
            <text:p>Codigo familia</text:p>
          </table:table-cell>
          <table:table-cell office:value-type="string">
            <text:p>Complemento unico</text:p>
          </table:table-cell>
          <table:table-cell office:value-type="string">
            <text:p>Mostrar complementos</text:p>
          </table:table-cell>
          <table:table-cell office:value-type="string">
            <text:p>Enviar 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CA COLA</text:p>
          </table:table-cell>
          <table:table-cell office:value-type="float" office:value="1.72727">
            <text:p>1,72727</text:p>
          </table:table-cell>
          <table:table-cell office:value-type="float" office:value="0.00016">
            <text:p>0,00016</text:p>
          </table:table-cell>
          <table:table-cell table:formula="of:=[.C2]+([.C2]/100*[.D2])" office:value-type="float" office:value="1.727272763632">
            <text:p>1,7272727636</text:p>
          </table:table-cell>
          <table:table-cell table:formula="of:=[.E2]+([.E2]/100*[.G2])" office:value-type="float" office:value="1.9000000399952">
            <text:p>1,90</text:p>
          </table:table-cell>
          <table:table-cell office:value-type="float" office:value="10">
            <text:p>10</text:p>
          </table:table-cell>
          <table:table-cell office:value-type="float" office:value="1004">
            <text:p>1004</text:p>
          </table:table-cell>
          <table:table-cell office:value-type="string">
            <text:p>Refrescos/coca_cola.png</text:p>
          </table:table-cell>
          <table:table-cell office:value-type="string">
            <text:p>COCA COLA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OCK DAMM</text:p>
          </table:table-cell>
          <table:table-cell office:value-type="float" office:value="1.90909">
            <text:p>1,90909</text:p>
          </table:table-cell>
          <table:table-cell office:value-type="float" office:value="0">
            <text:p>0</text:p>
          </table:table-cell>
          <table:table-cell table:formula="of:=[.C3]+([.C3]/100*[.D3])" office:value-type="float" office:value="1.90909">
            <text:p>1,90909</text:p>
          </table:table-cell>
          <table:table-cell table:formula="of:=[.E3]+([.E3]/100*[.G3])" office:value-type="float" office:value="2.099999">
            <text:p>2,10</text:p>
          </table:table-cell>
          <table:table-cell office:value-type="float" office:value="10">
            <text:p>10</text:p>
          </table:table-cell>
          <table:table-cell office:value-type="float" office:value="1006">
            <text:p>1006</text:p>
          </table:table-cell>
          <table:table-cell office:value-type="string">
            <text:p>Cervezas/bock_damm.png</text:p>
          </table:table-cell>
          <table:table-cell office:value-type="string">
            <text:p>BOCK DAMM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ESTEA</text:p>
          </table:table-cell>
          <table:table-cell office:value-type="float" office:value="1.95455">
            <text:p>1,95455</text:p>
          </table:table-cell>
          <table:table-cell office:value-type="float" office:value="0">
            <text:p>0</text:p>
          </table:table-cell>
          <table:table-cell table:formula="of:=[.C4]+([.C4]/100*[.D4])" office:value-type="float" office:value="1.95455">
            <text:p>1,95455</text:p>
          </table:table-cell>
          <table:table-cell table:formula="of:=[.E4]+([.E4]/100*[.G4])" office:value-type="float" office:value="2.150005">
            <text:p>2,15</text:p>
          </table:table-cell>
          <table:table-cell office:value-type="float" office:value="10">
            <text:p>10</text:p>
          </table:table-cell>
          <table:table-cell office:value-type="float" office:value="1008">
            <text:p>1008</text:p>
          </table:table-cell>
          <table:table-cell office:value-type="string">
            <text:p>Refrescos/nestea.png</text:p>
          </table:table-cell>
          <table:table-cell office:value-type="string">
            <text:p>NESTEA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igua</text:p>
          </table:table-cell>
          <table:table-cell office:value-type="float" office:value="1">
            <text:p>1</text:p>
          </table:table-cell>
          <table:table-cell office:value-type="float" office:value="13.63636">
            <text:p>13,63636</text:p>
          </table:table-cell>
          <table:table-cell table:formula="of:=[.C5]+([.C5]/100*[.D5])" office:value-type="float" office:value="1.1363636">
            <text:p>1,1363636</text:p>
          </table:table-cell>
          <table:table-cell table:formula="of:=[.E5]+([.E5]/100*[.G5])" office:value-type="float" office:value="1.24999996">
            <text:p>1,25</text:p>
          </table:table-cell>
          <table:table-cell office:value-type="float" office:value="10">
            <text:p>10</text:p>
          </table:table-cell>
          <table:table-cell office:value-type="float" office:value="1014">
            <text:p>1014</text:p>
          </table:table-cell>
          <table:table-cell office:value-type="string">
            <text:p>Refrescos/viladrau.png</text:p>
          </table:table-cell>
          <table:table-cell office:value-type="string">
            <text:p>Aigua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ANYA</text:p>
          </table:table-cell>
          <table:table-cell office:value-type="float" office:value="1.36364">
            <text:p>1,36364</text:p>
          </table:table-cell>
          <table:table-cell office:value-type="float" office:value="0">
            <text:p>0</text:p>
          </table:table-cell>
          <table:table-cell table:formula="of:=[.C6]+([.C6]/100*[.D6])" office:value-type="float" office:value="1.36364">
            <text:p>1,36364</text:p>
          </table:table-cell>
          <table:table-cell table:formula="of:=[.E6]+([.E6]/100*[.G6])" office:value-type="float" office:value="1.500004">
            <text:p>1,50</text:p>
          </table:table-cell>
          <table:table-cell office:value-type="float" office:value="10">
            <text:p>10</text:p>
          </table:table-cell>
          <table:table-cell office:value-type="float" office:value="1019">
            <text:p>1019</text:p>
          </table:table-cell>
          <table:table-cell office:value-type="string">
            <text:p>Cervezas/cana.png</text:p>
          </table:table-cell>
          <table:table-cell office:value-type="string">
            <text:p>CANYA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OPA CERVESA</text:p>
          </table:table-cell>
          <table:table-cell office:value-type="float" office:value="1.59091">
            <text:p>1,59091</text:p>
          </table:table-cell>
          <table:table-cell office:value-type="float" office:value="-0.00006">
            <text:p>-0,00006</text:p>
          </table:table-cell>
          <table:table-cell table:formula="of:=[.C7]+([.C7]/100*[.D7])" office:value-type="float" office:value="1.590909045454">
            <text:p>1,5909090455</text:p>
          </table:table-cell>
          <table:table-cell table:formula="of:=[.E7]+([.E7]/100*[.G7])" office:value-type="float" office:value="1.7499999499994">
            <text:p>1,75</text:p>
          </table:table-cell>
          <table:table-cell office:value-type="float" office:value="10">
            <text:p>10</text:p>
          </table:table-cell>
          <table:table-cell office:value-type="float" office:value="1020">
            <text:p>1020</text:p>
          </table:table-cell>
          <table:table-cell office:value-type="string">
            <text:p>Cervezas/copa_cerveza.png</text:p>
          </table:table-cell>
          <table:table-cell office:value-type="string">
            <text:p>COPA CERVESA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JERRA CERVESA 1/2</text:p>
          </table:table-cell>
          <table:table-cell office:value-type="float" office:value="2.72727">
            <text:p>2,72727</text:p>
          </table:table-cell>
          <table:table-cell office:value-type="float" office:value="0">
            <text:p>0</text:p>
          </table:table-cell>
          <table:table-cell table:formula="of:=[.C8]+([.C8]/100*[.D8])" office:value-type="float" office:value="2.72727">
            <text:p>2,72727</text:p>
          </table:table-cell>
          <table:table-cell table:formula="of:=[.E8]+([.E8]/100*[.G8])" office:value-type="float" office:value="2.999997">
            <text:p>3,00</text:p>
          </table:table-cell>
          <table:table-cell office:value-type="float" office:value="10">
            <text:p>10</text:p>
          </table:table-cell>
          <table:table-cell office:value-type="float" office:value="1021">
            <text:p>1021</text:p>
          </table:table-cell>
          <table:table-cell office:value-type="string">
            <text:p>Cervezas/jarra.png</text:p>
          </table:table-cell>
          <table:table-cell office:value-type="string">
            <text:p>JERRA CERVESA 1/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HEINEKEN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formula="of:=[.C9]+([.C9]/100*[.D9])" office:value-type="float" office:value="1.5">
            <text:p>1,5</text:p>
          </table:table-cell>
          <table:table-cell table:formula="of:=[.E9]+([.E9]/100*[.G9])" office:value-type="float" office:value="1.65">
            <text:p>1,65</text:p>
          </table:table-cell>
          <table:table-cell office:value-type="float" office:value="10">
            <text:p>10</text:p>
          </table:table-cell>
          <table:table-cell office:value-type="float" office:value="1022">
            <text:p>1022</text:p>
          </table:table-cell>
          <table:table-cell office:value-type="string">
            <text:p>Cervezas/heineken.png</text:p>
          </table:table-cell>
          <table:table-cell office:value-type="string">
            <text:p>HEINEKEN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VOLL-DAMM</text:p>
          </table:table-cell>
          <table:table-cell office:value-type="float" office:value="1.90909">
            <text:p>1,90909</text:p>
          </table:table-cell>
          <table:table-cell office:value-type="float" office:value="0">
            <text:p>0</text:p>
          </table:table-cell>
          <table:table-cell table:formula="of:=[.C10]+([.C10]/100*[.D10])" office:value-type="float" office:value="1.90909">
            <text:p>1,90909</text:p>
          </table:table-cell>
          <table:table-cell table:formula="of:=[.E10]+([.E10]/100*[.G10])" office:value-type="float" office:value="2.099999">
            <text:p>2,10</text:p>
          </table:table-cell>
          <table:table-cell office:value-type="float" office:value="10">
            <text:p>10</text:p>
          </table:table-cell>
          <table:table-cell office:value-type="float" office:value="1025">
            <text:p>1025</text:p>
          </table:table-cell>
          <table:table-cell office:value-type="string">
            <text:p>Cervezas/voll_damm.png</text:p>
          </table:table-cell>
          <table:table-cell office:value-type="string">
            <text:p>VOLL-DAMM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GUINEU</text:p>
          </table:table-cell>
          <table:table-cell office:value-type="float" office:value="3.09091">
            <text:p>3,09091</text:p>
          </table:table-cell>
          <table:table-cell office:value-type="float" office:value="0">
            <text:p>0</text:p>
          </table:table-cell>
          <table:table-cell table:formula="of:=[.C11]+([.C11]/100*[.D11])" office:value-type="float" office:value="3.09091">
            <text:p>3,09091</text:p>
          </table:table-cell>
          <table:table-cell table:formula="of:=[.E11]+([.E11]/100*[.G11])" office:value-type="float" office:value="3.400001">
            <text:p>3,40</text:p>
          </table:table-cell>
          <table:table-cell office:value-type="float" office:value="10">
            <text:p>10</text:p>
          </table:table-cell>
          <table:table-cell office:value-type="float" office:value="1032">
            <text:p>1032</text:p>
          </table:table-cell>
          <table:table-cell office:value-type="string">
            <text:p>Cervezas/guineu.png</text:p>
          </table:table-cell>
          <table:table-cell office:value-type="string">
            <text:p>GUINEU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VETERANO, SOBERAN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C12]+([.C12]/100*[.D12])" office:value-type="float" office:value="2">
            <text:p>2</text:p>
          </table:table-cell>
          <table:table-cell table:formula="of:=[.E12]+([.E12]/100*[.G12])" office:value-type="float" office:value="2.2">
            <text:p>2,20</text:p>
          </table:table-cell>
          <table:table-cell office:value-type="float" office:value="10">
            <text:p>10</text:p>
          </table:table-cell>
          <table:table-cell office:value-type="float" office:value="2002">
            <text:p>2002</text:p>
          </table:table-cell>
          <table:table-cell office:value-type="string">
            <text:p>Licores/veterano.png</text:p>
          </table:table-cell>
          <table:table-cell office:value-type="string">
            <text:p>VETERANO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AGNO</text:p>
          </table:table-cell>
          <table:table-cell office:value-type="float" office:value="2.13636">
            <text:p>2,13636</text:p>
          </table:table-cell>
          <table:table-cell office:value-type="float" office:value="0">
            <text:p>0</text:p>
          </table:table-cell>
          <table:table-cell table:formula="of:=[.C13]+([.C13]/100*[.D13])" office:value-type="float" office:value="2.13636">
            <text:p>2,13636</text:p>
          </table:table-cell>
          <table:table-cell table:formula="of:=[.E13]+([.E13]/100*[.G13])" office:value-type="float" office:value="2.349996">
            <text:p>2,35</text:p>
          </table:table-cell>
          <table:table-cell office:value-type="float" office:value="10">
            <text:p>10</text:p>
          </table:table-cell>
          <table:table-cell office:value-type="float" office:value="2004">
            <text:p>2004</text:p>
          </table:table-cell>
          <table:table-cell office:value-type="string">
            <text:p>Licores/magno.png</text:p>
          </table:table-cell>
          <table:table-cell office:value-type="string">
            <text:p>MAGNO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JACK DANIELS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formula="of:=[.C14]+([.C14]/100*[.D14])" office:value-type="float" office:value="1.5">
            <text:p>1,5</text:p>
          </table:table-cell>
          <table:table-cell table:formula="of:=[.E14]+([.E14]/100*[.G14])" office:value-type="float" office:value="1.65">
            <text:p>1,65</text:p>
          </table:table-cell>
          <table:table-cell office:value-type="float" office:value="10">
            <text:p>10</text:p>
          </table:table-cell>
          <table:table-cell office:value-type="float" office:value="2006">
            <text:p>2006</text:p>
          </table:table-cell>
          <table:table-cell office:value-type="string">
            <text:p>Licores/jack_daniels.png</text:p>
          </table:table-cell>
          <table:table-cell office:value-type="string">
            <text:p>JACK DANIEL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CARDHU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formula="of:=[.C15]+([.C15]/100*[.D15])" office:value-type="float" office:value="1.5">
            <text:p>1,5</text:p>
          </table:table-cell>
          <table:table-cell table:formula="of:=[.E15]+([.E15]/100*[.G15])" office:value-type="float" office:value="1.65">
            <text:p>1,65</text:p>
          </table:table-cell>
          <table:table-cell office:value-type="float" office:value="10">
            <text:p>10</text:p>
          </table:table-cell>
          <table:table-cell office:value-type="float" office:value="2007">
            <text:p>2007</text:p>
          </table:table-cell>
          <table:table-cell office:value-type="string">
            <text:p>Licores/cardhu.png</text:p>
          </table:table-cell>
          <table:table-cell office:value-type="string">
            <text:p>CARDHU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ACCALAN</text:p>
          </table:table-cell>
          <table:table-cell office:value-type="float" office:value="5.63636">
            <text:p>5,63636</text:p>
          </table:table-cell>
          <table:table-cell office:value-type="float" office:value="0">
            <text:p>0</text:p>
          </table:table-cell>
          <table:table-cell table:formula="of:=[.C16]+([.C16]/100*[.D16])" office:value-type="float" office:value="5.63636">
            <text:p>5,63636</text:p>
          </table:table-cell>
          <table:table-cell table:formula="of:=[.E16]+([.E16]/100*[.G16])" office:value-type="float" office:value="6.199996">
            <text:p>6,20</text:p>
          </table:table-cell>
          <table:table-cell office:value-type="float" office:value="10">
            <text:p>10</text:p>
          </table:table-cell>
          <table:table-cell office:value-type="float" office:value="2008">
            <text:p>2008</text:p>
          </table:table-cell>
          <table:table-cell office:value-type="string">
            <text:p>Licores/macallan.png</text:p>
          </table:table-cell>
          <table:table-cell office:value-type="string">
            <text:p>MACCALAN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BEEFEATER</text:p>
          </table:table-cell>
          <table:table-cell office:value-type="float" office:value="2.68182">
            <text:p>2,68182</text:p>
          </table:table-cell>
          <table:table-cell office:value-type="float" office:value="0">
            <text:p>0</text:p>
          </table:table-cell>
          <table:table-cell table:formula="of:=[.C17]+([.C17]/100*[.D17])" office:value-type="float" office:value="2.68182">
            <text:p>2,68182</text:p>
          </table:table-cell>
          <table:table-cell table:formula="of:=[.E17]+([.E17]/100*[.G17])" office:value-type="float" office:value="2.950002">
            <text:p>2,95</text:p>
          </table:table-cell>
          <table:table-cell office:value-type="float" office:value="10">
            <text:p>10</text:p>
          </table:table-cell>
          <table:table-cell office:value-type="float" office:value="2009">
            <text:p>2009</text:p>
          </table:table-cell>
          <table:table-cell office:value-type="string">
            <text:p>Licores/beefeater.png</text:p>
          </table:table-cell>
          <table:table-cell office:value-type="string">
            <text:p>BEEFEATER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GORDONS</text:p>
          </table:table-cell>
          <table:table-cell office:value-type="float" office:value="2.68182">
            <text:p>2,68182</text:p>
          </table:table-cell>
          <table:table-cell office:value-type="float" office:value="0">
            <text:p>0</text:p>
          </table:table-cell>
          <table:table-cell table:formula="of:=[.C18]+([.C18]/100*[.D18])" office:value-type="float" office:value="2.68182">
            <text:p>2,68182</text:p>
          </table:table-cell>
          <table:table-cell table:formula="of:=[.E18]+([.E18]/100*[.G18])" office:value-type="float" office:value="2.950002">
            <text:p>2,95</text:p>
          </table:table-cell>
          <table:table-cell office:value-type="float" office:value="10">
            <text:p>10</text:p>
          </table:table-cell>
          <table:table-cell office:value-type="float" office:value="2010">
            <text:p>2010</text:p>
          </table:table-cell>
          <table:table-cell office:value-type="string">
            <text:p>Licores/gordons.png</text:p>
          </table:table-cell>
          <table:table-cell office:value-type="string">
            <text:p>GORDON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HABANA</text:p>
          </table:table-cell>
          <table:table-cell office:value-type="float" office:value="2.68182">
            <text:p>2,68182</text:p>
          </table:table-cell>
          <table:table-cell office:value-type="float" office:value="0">
            <text:p>0</text:p>
          </table:table-cell>
          <table:table-cell table:formula="of:=[.C19]+([.C19]/100*[.D19])" office:value-type="float" office:value="2.68182">
            <text:p>2,68182</text:p>
          </table:table-cell>
          <table:table-cell table:formula="of:=[.E19]+([.E19]/100*[.G19])" office:value-type="float" office:value="2.950002">
            <text:p>2,95</text:p>
          </table:table-cell>
          <table:table-cell office:value-type="float" office:value="10">
            <text:p>10</text:p>
          </table:table-cell>
          <table:table-cell office:value-type="float" office:value="2011">
            <text:p>2011</text:p>
          </table:table-cell>
          <table:table-cell office:value-type="string">
            <text:p>Licores/havanna_club.png</text:p>
          </table:table-cell>
          <table:table-cell office:value-type="string">
            <text:p>HABANA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HABANA 7</text:p>
          </table:table-cell>
          <table:table-cell office:value-type="float" office:value="2.77273">
            <text:p>2,77273</text:p>
          </table:table-cell>
          <table:table-cell office:value-type="float" office:value="0.14893">
            <text:p>0,14893</text:p>
          </table:table-cell>
          <table:table-cell table:formula="of:=[.C20]+([.C20]/100*[.D20])" office:value-type="float" office:value="2.776859426789">
            <text:p>2,7768594268</text:p>
          </table:table-cell>
          <table:table-cell table:formula="of:=[.E20]+([.E20]/100*[.G20])" office:value-type="float" office:value="3.35999990641469">
            <text:p>3,36</text:p>
          </table:table-cell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Licores/havanna_club_7.png</text:p>
          </table:table-cell>
          <table:table-cell office:value-type="string">
            <text:p>HABANA 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BOMBAY SAFFHIR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C21]+([.C21]/100*[.D21])" office:value-type="float" office:value="3">
            <text:p>3</text:p>
          </table:table-cell>
          <table:table-cell table:formula="of:=[.E21]+([.E21]/100*[.G21])" office:value-type="float" office:value="3.3">
            <text:p>3,30</text:p>
          </table:table-cell>
          <table:table-cell office:value-type="float" office:value="10">
            <text:p>10</text:p>
          </table:table-cell>
          <table:table-cell office:value-type="float" office:value="2016">
            <text:p>2016</text:p>
          </table:table-cell>
          <table:table-cell office:value-type="string">
            <text:p>Licores/bombay.png</text:p>
          </table:table-cell>
          <table:table-cell office:value-type="string">
            <text:p>BOMBAY SAFFHIR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MIRNOFF</text:p>
          </table:table-cell>
          <table:table-cell office:value-type="float" office:value="2.68182">
            <text:p>2,68182</text:p>
          </table:table-cell>
          <table:table-cell office:value-type="float" office:value="0">
            <text:p>0</text:p>
          </table:table-cell>
          <table:table-cell table:formula="of:=[.C22]+([.C22]/100*[.D22])" office:value-type="float" office:value="2.68182">
            <text:p>2,68182</text:p>
          </table:table-cell>
          <table:table-cell table:formula="of:=[.E22]+([.E22]/100*[.G22])" office:value-type="float" office:value="2.950002">
            <text:p>2,95</text:p>
          </table:table-cell>
          <table:table-cell office:value-type="float" office:value="10">
            <text:p>10</text:p>
          </table:table-cell>
          <table:table-cell office:value-type="float" office:value="2033">
            <text:p>2033</text:p>
          </table:table-cell>
          <table:table-cell office:value-type="string">
            <text:p>Licores/smirnoff.png</text:p>
          </table:table-cell>
          <table:table-cell office:value-type="string">
            <text:p>SMIRNOFF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TORRES 5</text:p>
          </table:table-cell>
          <table:table-cell office:value-type="float" office:value="2.13636">
            <text:p>2,13636</text:p>
          </table:table-cell>
          <table:table-cell office:value-type="float" office:value="0">
            <text:p>0</text:p>
          </table:table-cell>
          <table:table-cell table:formula="of:=[.C23]+([.C23]/100*[.D23])" office:value-type="float" office:value="2.13636">
            <text:p>2,13636</text:p>
          </table:table-cell>
          <table:table-cell table:formula="of:=[.E23]+([.E23]/100*[.G23])" office:value-type="float" office:value="2.349996">
            <text:p>2,35</text:p>
          </table:table-cell>
          <table:table-cell office:value-type="float" office:value="10">
            <text:p>10</text:p>
          </table:table-cell>
          <table:table-cell office:value-type="float" office:value="2034">
            <text:p>2034</text:p>
          </table:table-cell>
          <table:table-cell office:value-type="string">
            <text:p>Licores/torres_5.png</text:p>
          </table:table-cell>
          <table:table-cell office:value-type="string">
            <text:p>TORRES 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MONO ANIS</text:p>
          </table:table-cell>
          <table:table-cell office:value-type="float" office:value="2.13636">
            <text:p>2,13636</text:p>
          </table:table-cell>
          <table:table-cell office:value-type="float" office:value="0">
            <text:p>0</text:p>
          </table:table-cell>
          <table:table-cell table:formula="of:=[.C24]+([.C24]/100*[.D24])" office:value-type="float" office:value="2.13636">
            <text:p>2,13636</text:p>
          </table:table-cell>
          <table:table-cell table:formula="of:=[.E24]+([.E24]/100*[.G24])" office:value-type="float" office:value="2.349996">
            <text:p>2,35</text:p>
          </table:table-cell>
          <table:table-cell office:value-type="float" office:value="10">
            <text:p>10</text:p>
          </table:table-cell>
          <table:table-cell office:value-type="float" office:value="2035">
            <text:p>2035</text:p>
          </table:table-cell>
          <table:table-cell office:value-type="string">
            <text:p>Licores/mono.png</text:p>
          </table:table-cell>
          <table:table-cell office:value-type="string">
            <text:p>MONO ANI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BAILEYS</text:p>
          </table:table-cell>
          <table:table-cell office:value-type="float" office:value="2.68182">
            <text:p>2,68182</text:p>
          </table:table-cell>
          <table:table-cell office:value-type="float" office:value="0">
            <text:p>0</text:p>
          </table:table-cell>
          <table:table-cell table:formula="of:=[.C25]+([.C25]/100*[.D25])" office:value-type="float" office:value="2.68182">
            <text:p>2,68182</text:p>
          </table:table-cell>
          <table:table-cell table:formula="of:=[.E25]+([.E25]/100*[.G25])" office:value-type="float" office:value="2.950002">
            <text:p>2,95</text:p>
          </table:table-cell>
          <table:table-cell office:value-type="float" office:value="10">
            <text:p>10</text:p>
          </table:table-cell>
          <table:table-cell office:value-type="float" office:value="2036">
            <text:p>2036</text:p>
          </table:table-cell>
          <table:table-cell office:value-type="string">
            <text:p>Licores/baileys.png</text:p>
          </table:table-cell>
          <table:table-cell office:value-type="string">
            <text:p>BAILEY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MARIE BRIZARD</text:p>
          </table:table-cell>
          <table:table-cell office:value-type="float" office:value="2.13636">
            <text:p>2,13636</text:p>
          </table:table-cell>
          <table:table-cell office:value-type="float" office:value="0">
            <text:p>0</text:p>
          </table:table-cell>
          <table:table-cell table:formula="of:=[.C26]+([.C26]/100*[.D26])" office:value-type="float" office:value="2.13636">
            <text:p>2,13636</text:p>
          </table:table-cell>
          <table:table-cell table:formula="of:=[.E26]+([.E26]/100*[.G26])" office:value-type="float" office:value="2.349996">
            <text:p>2,35</text:p>
          </table:table-cell>
          <table:table-cell office:value-type="float" office:value="10">
            <text:p>10</text:p>
          </table:table-cell>
          <table:table-cell office:value-type="float" office:value="2037">
            <text:p>2037</text:p>
          </table:table-cell>
          <table:table-cell office:value-type="string">
            <text:p>Licores/marie_brizard.png</text:p>
          </table:table-cell>
          <table:table-cell office:value-type="string">
            <text:p>MARIE BRIZARD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MASCARO</text:p>
          </table:table-cell>
          <table:table-cell office:value-type="float" office:value="2.36364">
            <text:p>2,36364</text:p>
          </table:table-cell>
          <table:table-cell office:value-type="float" office:value="0">
            <text:p>0</text:p>
          </table:table-cell>
          <table:table-cell table:formula="of:=[.C27]+([.C27]/100*[.D27])" office:value-type="float" office:value="2.36364">
            <text:p>2,36364</text:p>
          </table:table-cell>
          <table:table-cell table:formula="of:=[.E27]+([.E27]/100*[.G27])" office:value-type="float" office:value="2.600004">
            <text:p>2,60</text:p>
          </table:table-cell>
          <table:table-cell office:value-type="float" office:value="10">
            <text:p>10</text:p>
          </table:table-cell>
          <table:table-cell office:value-type="float" office:value="2038">
            <text:p>2038</text:p>
          </table:table-cell>
          <table:table-cell office:value-type="string">
            <text:p>Licores/mascaro.png</text:p>
          </table:table-cell>
          <table:table-cell office:value-type="string">
            <text:p>MASCARO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BALLANTINES</text:p>
          </table:table-cell>
          <table:table-cell office:value-type="float" office:value="2.68182">
            <text:p>2,68182</text:p>
          </table:table-cell>
          <table:table-cell office:value-type="float" office:value="0">
            <text:p>0</text:p>
          </table:table-cell>
          <table:table-cell table:formula="of:=[.C28]+([.C28]/100*[.D28])" office:value-type="float" office:value="2.68182">
            <text:p>2,68182</text:p>
          </table:table-cell>
          <table:table-cell table:formula="of:=[.E28]+([.E28]/100*[.G28])" office:value-type="float" office:value="2.950002">
            <text:p>2,95</text:p>
          </table:table-cell>
          <table:table-cell office:value-type="float" office:value="10">
            <text:p>10</text:p>
          </table:table-cell>
          <table:table-cell office:value-type="float" office:value="2039">
            <text:p>2039</text:p>
          </table:table-cell>
          <table:table-cell office:value-type="string">
            <text:p>Licores/ballantines.png</text:p>
          </table:table-cell>
          <table:table-cell office:value-type="string">
            <text:p>BALLANTINE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PATXARAN</text:p>
          </table:table-cell>
          <table:table-cell office:value-type="float" office:value="1.63636">
            <text:p>1,63636</text:p>
          </table:table-cell>
          <table:table-cell office:value-type="float" office:value="0">
            <text:p>0</text:p>
          </table:table-cell>
          <table:table-cell table:formula="of:=[.C29]+([.C29]/100*[.D29])" office:value-type="float" office:value="1.63636">
            <text:p>1,63636</text:p>
          </table:table-cell>
          <table:table-cell table:formula="of:=[.E29]+([.E29]/100*[.G29])" office:value-type="float" office:value="1.799996">
            <text:p>1,80</text:p>
          </table:table-cell>
          <table:table-cell office:value-type="float" office:value="10">
            <text:p>10</text:p>
          </table:table-cell>
          <table:table-cell office:value-type="float" office:value="2040">
            <text:p>2040</text:p>
          </table:table-cell>
          <table:table-cell office:value-type="string">
            <text:p>Licores/zoco.png</text:p>
          </table:table-cell>
          <table:table-cell office:value-type="string">
            <text:p>PATXARAN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WHISKY PECHE</text:p>
          </table:table-cell>
          <table:table-cell office:value-type="float" office:value="1.77273">
            <text:p>1,77273</text:p>
          </table:table-cell>
          <table:table-cell office:value-type="float" office:value="0">
            <text:p>0</text:p>
          </table:table-cell>
          <table:table-cell table:formula="of:=[.C30]+([.C30]/100*[.D30])" office:value-type="float" office:value="1.77273">
            <text:p>1,77273</text:p>
          </table:table-cell>
          <table:table-cell table:formula="of:=[.E30]+([.E30]/100*[.G30])" office:value-type="float" office:value="1.950003">
            <text:p>1,95</text:p>
          </table:table-cell>
          <table:table-cell office:value-type="float" office:value="10">
            <text:p>10</text:p>
          </table:table-cell>
          <table:table-cell office:value-type="float" office:value="2041">
            <text:p>2041</text:p>
          </table:table-cell>
          <table:table-cell office:value-type="string">
            <text:p>Licores/whisky_peach.png</text:p>
          </table:table-cell>
          <table:table-cell office:value-type="string">
            <text:p>WHISKY PECH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GRAN PECHER</text:p>
          </table:table-cell>
          <table:table-cell office:value-type="float" office:value="1.77273">
            <text:p>1,77273</text:p>
          </table:table-cell>
          <table:table-cell office:value-type="float" office:value="0">
            <text:p>0</text:p>
          </table:table-cell>
          <table:table-cell table:formula="of:=[.C31]+([.C31]/100*[.D31])" office:value-type="float" office:value="1.77273">
            <text:p>1,77273</text:p>
          </table:table-cell>
          <table:table-cell table:formula="of:=[.E31]+([.E31]/100*[.G31])" office:value-type="float" office:value="1.950003">
            <text:p>1,95</text:p>
          </table:table-cell>
          <table:table-cell office:value-type="float" office:value="10">
            <text:p>10</text:p>
          </table:table-cell>
          <table:table-cell office:value-type="float" office:value="2042">
            <text:p>2042</text:p>
          </table:table-cell>
          <table:table-cell office:value-type="string">
            <text:p>Licores/gran_pecher.png</text:p>
          </table:table-cell>
          <table:table-cell office:value-type="string">
            <text:p>GRAN PECHER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GRAN POMIER</text:p>
          </table:table-cell>
          <table:table-cell office:value-type="float" office:value="1.77273">
            <text:p>1,77273</text:p>
          </table:table-cell>
          <table:table-cell office:value-type="float" office:value="0">
            <text:p>0</text:p>
          </table:table-cell>
          <table:table-cell table:formula="of:=[.C32]+([.C32]/100*[.D32])" office:value-type="float" office:value="1.77273">
            <text:p>1,77273</text:p>
          </table:table-cell>
          <table:table-cell table:formula="of:=[.E32]+([.E32]/100*[.G32])" office:value-type="float" office:value="1.950003">
            <text:p>1,95</text:p>
          </table:table-cell>
          <table:table-cell office:value-type="float" office:value="10">
            <text:p>10</text:p>
          </table:table-cell>
          <table:table-cell office:value-type="float" office:value="2043">
            <text:p>2043</text:p>
          </table:table-cell>
          <table:table-cell office:value-type="string">
            <text:p>Licores/gran_pomier.png</text:p>
          </table:table-cell>
          <table:table-cell office:value-type="string">
            <text:p>GRAN POMIER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0321">
            <text:p>10321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formula="of:=[.C33]+([.C33]/100*[.D33])" office:value-type="float" office:value="1.5">
            <text:p>1,5</text:p>
          </table:table-cell>
          <table:table-cell table:formula="of:=[.E33]+([.E33]/100*[.G33])" office:value-type="float" office:value="1.65">
            <text:p>1,65</text:p>
          </table:table-cell>
          <table:table-cell office:value-type="float" office:value="10">
            <text:p>10</text:p>
          </table:table-cell>
          <table:table-cell office:value-type="float" office:value="2044">
            <text:p>2044</text:p>
          </table:table-cell>
          <table:table-cell office:value-type="string">
            <text:p>Licores/103.png</text:p>
          </table:table-cell>
          <table:table-cell office:value-type="string">
            <text:p>103bb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TERR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C34]+([.C34]/100*[.D34])" office:value-type="float" office:value="2">
            <text:p>2</text:p>
          </table:table-cell>
          <table:table-cell table:formula="of:=[.E34]+([.E34]/100*[.G34])" office:value-type="float" office:value="2.2">
            <text:p>2,20</text:p>
          </table:table-cell>
          <table:table-cell office:value-type="float" office:value="10">
            <text:p>10</text:p>
          </table:table-cell>
          <table:table-cell office:value-type="float" office:value="2045">
            <text:p>2045</text:p>
          </table:table-cell>
          <table:table-cell office:value-type="string">
            <text:p>Licores/terry.png</text:p>
          </table:table-cell>
          <table:table-cell office:value-type="string">
            <text:p>TERRY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UJOL</text:p>
          </table:table-cell>
          <table:table-cell office:value-type="float" office:value="2.13636">
            <text:p>2,13636</text:p>
          </table:table-cell>
          <table:table-cell office:value-type="float" office:value="0">
            <text:p>0</text:p>
          </table:table-cell>
          <table:table-cell table:formula="of:=[.C35]+([.C35]/100*[.D35])" office:value-type="float" office:value="2.13636">
            <text:p>2,13636</text:p>
          </table:table-cell>
          <table:table-cell table:formula="of:=[.E35]+([.E35]/100*[.G35])" office:value-type="float" office:value="2.349996">
            <text:p>2,35</text:p>
          </table:table-cell>
          <table:table-cell office:value-type="float" office:value="10">
            <text:p>10</text:p>
          </table:table-cell>
          <table:table-cell office:value-type="float" office:value="2046">
            <text:p>2046</text:p>
          </table:table-cell>
          <table:table-cell office:value-type="string">
            <text:p>Licores/pujol.png</text:p>
          </table:table-cell>
          <table:table-cell office:value-type="string">
            <text:p>PUJOL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TORRES 10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formula="of:=[.C36]+([.C36]/100*[.D36])" office:value-type="float" office:value="1.5">
            <text:p>1,5</text:p>
          </table:table-cell>
          <table:table-cell table:formula="of:=[.E36]+([.E36]/100*[.G36])" office:value-type="float" office:value="1.65">
            <text:p>1,65</text:p>
          </table:table-cell>
          <table:table-cell office:value-type="float" office:value="10">
            <text:p>10</text:p>
          </table:table-cell>
          <table:table-cell office:value-type="float" office:value="2047">
            <text:p>2047</text:p>
          </table:table-cell>
          <table:table-cell office:value-type="string">
            <text:p>Licores/torres_10.png</text:p>
          </table:table-cell>
          <table:table-cell office:value-type="string">
            <text:p>TORRES 1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CARLOS III</text:p>
          </table:table-cell>
          <table:table-cell office:value-type="float" office:value="1.81818">
            <text:p>1,81818</text:p>
          </table:table-cell>
          <table:table-cell office:value-type="float" office:value="0">
            <text:p>0</text:p>
          </table:table-cell>
          <table:table-cell table:formula="of:=[.C37]+([.C37]/100*[.D37])" office:value-type="float" office:value="1.81818">
            <text:p>1,81818</text:p>
          </table:table-cell>
          <table:table-cell table:formula="of:=[.E37]+([.E37]/100*[.G37])" office:value-type="float" office:value="1.999998">
            <text:p>2,00</text:p>
          </table:table-cell>
          <table:table-cell office:value-type="float" office:value="10">
            <text:p>10</text:p>
          </table:table-cell>
          <table:table-cell office:value-type="float" office:value="2048">
            <text:p>2048</text:p>
          </table:table-cell>
          <table:table-cell office:value-type="string">
            <text:p>Licores/carlos_III.png</text:p>
          </table:table-cell>
          <table:table-cell office:value-type="string">
            <text:p>CARLOS III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BACARDI</text:p>
          </table:table-cell>
          <table:table-cell office:value-type="float" office:value="2.68182">
            <text:p>2,68182</text:p>
          </table:table-cell>
          <table:table-cell office:value-type="float" office:value="0">
            <text:p>0</text:p>
          </table:table-cell>
          <table:table-cell table:formula="of:=[.C38]+([.C38]/100*[.D38])" office:value-type="float" office:value="2.68182">
            <text:p>2,68182</text:p>
          </table:table-cell>
          <table:table-cell table:formula="of:=[.E38]+([.E38]/100*[.G38])" office:value-type="float" office:value="2.950002">
            <text:p>2,95</text:p>
          </table:table-cell>
          <table:table-cell office:value-type="float" office:value="10">
            <text:p>10</text:p>
          </table:table-cell>
          <table:table-cell office:value-type="float" office:value="2049">
            <text:p>2049</text:p>
          </table:table-cell>
          <table:table-cell office:value-type="string">
            <text:p>Licores/bacardi.png</text:p>
          </table:table-cell>
          <table:table-cell office:value-type="string">
            <text:p>BACARDI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MOSCATELL</text:p>
          </table:table-cell>
          <table:table-cell office:value-type="float" office:value="1.68182">
            <text:p>1,68182</text:p>
          </table:table-cell>
          <table:table-cell office:value-type="float" office:value="0">
            <text:p>0</text:p>
          </table:table-cell>
          <table:table-cell table:formula="of:=[.C39]+([.C39]/100*[.D39])" office:value-type="float" office:value="1.68182">
            <text:p>1,68182</text:p>
          </table:table-cell>
          <table:table-cell table:formula="of:=[.E39]+([.E39]/100*[.G39])" office:value-type="float" office:value="1.850002">
            <text:p>1,85</text:p>
          </table:table-cell>
          <table:table-cell office:value-type="float" office:value="10">
            <text:p>10</text:p>
          </table:table-cell>
          <table:table-cell office:value-type="float" office:value="2053">
            <text:p>2053</text:p>
          </table:table-cell>
          <table:table-cell office:value-type="string">
            <text:p>Licores/moscatel.png</text:p>
          </table:table-cell>
          <table:table-cell office:value-type="string">
            <text:p>MOSCATELL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JAMESON</text:p>
          </table:table-cell>
          <table:table-cell office:value-type="float" office:value="2.45455">
            <text:p>2,45455</text:p>
          </table:table-cell>
          <table:table-cell office:value-type="float" office:value="0">
            <text:p>0</text:p>
          </table:table-cell>
          <table:table-cell table:formula="of:=[.C40]+([.C40]/100*[.D40])" office:value-type="float" office:value="2.45455">
            <text:p>2,45455</text:p>
          </table:table-cell>
          <table:table-cell table:formula="of:=[.E40]+([.E40]/100*[.G40])" office:value-type="float" office:value="2.700005">
            <text:p>2,70</text:p>
          </table:table-cell>
          <table:table-cell office:value-type="float" office:value="10">
            <text:p>10</text:p>
          </table:table-cell>
          <table:table-cell office:value-type="float" office:value="2054">
            <text:p>2054</text:p>
          </table:table-cell>
          <table:table-cell office:value-type="string">
            <text:p>Licores/jameson.png</text:p>
          </table:table-cell>
          <table:table-cell office:value-type="string">
            <text:p>JAMESON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GLEN GRANT</text:p>
          </table:table-cell>
          <table:table-cell office:value-type="float" office:value="2.45455">
            <text:p>2,45455</text:p>
          </table:table-cell>
          <table:table-cell office:value-type="float" office:value="0">
            <text:p>0</text:p>
          </table:table-cell>
          <table:table-cell table:formula="of:=[.C41]+([.C41]/100*[.D41])" office:value-type="float" office:value="2.45455">
            <text:p>2,45455</text:p>
          </table:table-cell>
          <table:table-cell table:formula="of:=[.E41]+([.E41]/100*[.G41])" office:value-type="float" office:value="2.700005">
            <text:p>2,70</text:p>
          </table:table-cell>
          <table:table-cell office:value-type="float" office:value="10">
            <text:p>10</text:p>
          </table:table-cell>
          <table:table-cell office:value-type="float" office:value="2056">
            <text:p>2056</text:p>
          </table:table-cell>
          <table:table-cell office:value-type="string">
            <text:p>Licores/glen_grant.png</text:p>
          </table:table-cell>
          <table:table-cell office:value-type="string">
            <text:p>GLEN GRAN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FOUR ROSES</text:p>
          </table:table-cell>
          <table:table-cell office:value-type="float" office:value="2.63636">
            <text:p>2,63636</text:p>
          </table:table-cell>
          <table:table-cell office:value-type="float" office:value="0">
            <text:p>0</text:p>
          </table:table-cell>
          <table:table-cell table:formula="of:=[.C42]+([.C42]/100*[.D42])" office:value-type="float" office:value="2.63636">
            <text:p>2,63636</text:p>
          </table:table-cell>
          <table:table-cell table:formula="of:=[.E42]+([.E42]/100*[.G42])" office:value-type="float" office:value="2.899996">
            <text:p>2,90</text:p>
          </table:table-cell>
          <table:table-cell office:value-type="float" office:value="10">
            <text:p>10</text:p>
          </table:table-cell>
          <table:table-cell office:value-type="float" office:value="2057">
            <text:p>2057</text:p>
          </table:table-cell>
          <table:table-cell office:value-type="string">
            <text:p>Licores/four_roses.png</text:p>
          </table:table-cell>
          <table:table-cell office:value-type="string">
            <text:p>FOUR ROSE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ABSOLUT</text:p>
          </table:table-cell>
          <table:table-cell office:value-type="float" office:value="1.5">
            <text:p>1,5</text:p>
          </table:table-cell>
          <table:table-cell office:value-type="float" office:value="3.33333">
            <text:p>3,33333</text:p>
          </table:table-cell>
          <table:table-cell table:formula="of:=[.C43]+([.C43]/100*[.D43])" office:value-type="float" office:value="1.54999995">
            <text:p>1,54999995</text:p>
          </table:table-cell>
          <table:table-cell table:formula="of:=[.E43]+([.E43]/100*[.G43])" office:value-type="float" office:value="1.704999945">
            <text:p>1,70</text:p>
          </table:table-cell>
          <table:table-cell office:value-type="float" office:value="10">
            <text:p>10</text:p>
          </table:table-cell>
          <table:table-cell office:value-type="float" office:value="2058">
            <text:p>2058</text:p>
          </table:table-cell>
          <table:table-cell office:value-type="string">
            <text:p>Licores/absolut.png</text:p>
          </table:table-cell>
          <table:table-cell office:value-type="string">
            <text:p>ABSOLU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MOSKOSKAYA</text:p>
          </table:table-cell>
          <table:table-cell office:value-type="float" office:value="2.27273">
            <text:p>2,27273</text:p>
          </table:table-cell>
          <table:table-cell office:value-type="float" office:value="0">
            <text:p>0</text:p>
          </table:table-cell>
          <table:table-cell table:formula="of:=[.C44]+([.C44]/100*[.D44])" office:value-type="float" office:value="2.27273">
            <text:p>2,27273</text:p>
          </table:table-cell>
          <table:table-cell table:formula="of:=[.E44]+([.E44]/100*[.G44])" office:value-type="float" office:value="2.500003">
            <text:p>2,50</text:p>
          </table:table-cell>
          <table:table-cell office:value-type="float" office:value="10">
            <text:p>10</text:p>
          </table:table-cell>
          <table:table-cell office:value-type="float" office:value="2059">
            <text:p>2059</text:p>
          </table:table-cell>
          <table:table-cell office:value-type="string">
            <text:p>Licores/moskovskaya.png</text:p>
          </table:table-cell>
          <table:table-cell office:value-type="string">
            <text:p>MOSKOSKAYA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LARIOS</text:p>
          </table:table-cell>
          <table:table-cell office:value-type="float" office:value="2.68182">
            <text:p>2,68182</text:p>
          </table:table-cell>
          <table:table-cell office:value-type="float" office:value="0">
            <text:p>0</text:p>
          </table:table-cell>
          <table:table-cell table:formula="of:=[.C45]+([.C45]/100*[.D45])" office:value-type="float" office:value="2.68182">
            <text:p>2,68182</text:p>
          </table:table-cell>
          <table:table-cell table:formula="of:=[.E45]+([.E45]/100*[.G45])" office:value-type="float" office:value="2.950002">
            <text:p>2,95</text:p>
          </table:table-cell>
          <table:table-cell office:value-type="float" office:value="10">
            <text:p>10</text:p>
          </table:table-cell>
          <table:table-cell office:value-type="float" office:value="2060">
            <text:p>2060</text:p>
          </table:table-cell>
          <table:table-cell office:value-type="string">
            <text:p>Licores/larios.png</text:p>
          </table:table-cell>
          <table:table-cell office:value-type="string">
            <text:p>LARIO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GIRO</text:p>
          </table:table-cell>
          <table:table-cell office:value-type="float" office:value="2.68182">
            <text:p>2,68182</text:p>
          </table:table-cell>
          <table:table-cell office:value-type="float" office:value="0">
            <text:p>0</text:p>
          </table:table-cell>
          <table:table-cell table:formula="of:=[.C46]+([.C46]/100*[.D46])" office:value-type="float" office:value="2.68182">
            <text:p>2,68182</text:p>
          </table:table-cell>
          <table:table-cell table:formula="of:=[.E46]+([.E46]/100*[.G46])" office:value-type="float" office:value="2.950002">
            <text:p>2,95</text:p>
          </table:table-cell>
          <table:table-cell office:value-type="float" office:value="10">
            <text:p>10</text:p>
          </table:table-cell>
          <table:table-cell office:value-type="float" office:value="2061">
            <text:p>2061</text:p>
          </table:table-cell>
          <table:table-cell office:value-type="string">
            <text:p>Licores/gin_giro.png</text:p>
          </table:table-cell>
          <table:table-cell office:value-type="string">
            <text:p>GIRO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CACIQUE</text:p>
          </table:table-cell>
          <table:table-cell office:value-type="float" office:value="2.27273">
            <text:p>2,27273</text:p>
          </table:table-cell>
          <table:table-cell office:value-type="float" office:value="0">
            <text:p>0</text:p>
          </table:table-cell>
          <table:table-cell table:formula="of:=[.C47]+([.C47]/100*[.D47])" office:value-type="float" office:value="2.27273">
            <text:p>2,27273</text:p>
          </table:table-cell>
          <table:table-cell table:formula="of:=[.E47]+([.E47]/100*[.G47])" office:value-type="float" office:value="2.500003">
            <text:p>2,50</text:p>
          </table:table-cell>
          <table:table-cell office:value-type="float" office:value="10">
            <text:p>10</text:p>
          </table:table-cell>
          <table:table-cell office:value-type="float" office:value="2063">
            <text:p>2063</text:p>
          </table:table-cell>
          <table:table-cell office:value-type="string">
            <text:p>Licores/cacique.png</text:p>
          </table:table-cell>
          <table:table-cell office:value-type="string">
            <text:p>CACIQU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PONCHE</text:p>
          </table:table-cell>
          <table:table-cell office:value-type="float" office:value="1.68182">
            <text:p>1,68182</text:p>
          </table:table-cell>
          <table:table-cell office:value-type="float" office:value="0">
            <text:p>0</text:p>
          </table:table-cell>
          <table:table-cell table:formula="of:=[.C48]+([.C48]/100*[.D48])" office:value-type="float" office:value="1.68182">
            <text:p>1,68182</text:p>
          </table:table-cell>
          <table:table-cell table:formula="of:=[.E48]+([.E48]/100*[.G48])" office:value-type="float" office:value="1.850002">
            <text:p>1,85</text:p>
          </table:table-cell>
          <table:table-cell office:value-type="float" office:value="10">
            <text:p>10</text:p>
          </table:table-cell>
          <table:table-cell office:value-type="float" office:value="2064">
            <text:p>2064</text:p>
          </table:table-cell>
          <table:table-cell office:value-type="string">
            <text:p>Licores/ponche_caballero.png</text:p>
          </table:table-cell>
          <table:table-cell office:value-type="string">
            <text:p>PONCH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TEQUILA</text:p>
          </table:table-cell>
          <table:table-cell office:value-type="float" office:value="1.68182">
            <text:p>1,68182</text:p>
          </table:table-cell>
          <table:table-cell office:value-type="float" office:value="0">
            <text:p>0</text:p>
          </table:table-cell>
          <table:table-cell table:formula="of:=[.C49]+([.C49]/100*[.D49])" office:value-type="float" office:value="1.68182">
            <text:p>1,68182</text:p>
          </table:table-cell>
          <table:table-cell table:formula="of:=[.E49]+([.E49]/100*[.G49])" office:value-type="float" office:value="1.850002">
            <text:p>1,85</text:p>
          </table:table-cell>
          <table:table-cell office:value-type="float" office:value="10">
            <text:p>10</text:p>
          </table:table-cell>
          <table:table-cell office:value-type="float" office:value="2065">
            <text:p>2065</text:p>
          </table:table-cell>
          <table:table-cell office:value-type="string">
            <text:p>Licores/jose_cuervo_tequila.png</text:p>
          </table:table-cell>
          <table:table-cell office:value-type="string">
            <text:p>TEQUILA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PIPERMINT</text:p>
          </table:table-cell>
          <table:table-cell office:value-type="float" office:value="1.68182">
            <text:p>1,68182</text:p>
          </table:table-cell>
          <table:table-cell office:value-type="float" office:value="0">
            <text:p>0</text:p>
          </table:table-cell>
          <table:table-cell table:formula="of:=[.C50]+([.C50]/100*[.D50])" office:value-type="float" office:value="1.68182">
            <text:p>1,68182</text:p>
          </table:table-cell>
          <table:table-cell table:formula="of:=[.E50]+([.E50]/100*[.G50])" office:value-type="float" office:value="1.850002">
            <text:p>1,85</text:p>
          </table:table-cell>
          <table:table-cell office:value-type="float" office:value="10">
            <text:p>10</text:p>
          </table:table-cell>
          <table:table-cell office:value-type="float" office:value="2066">
            <text:p>2066</text:p>
          </table:table-cell>
          <table:table-cell office:value-type="string">
            <text:p>Licores/peppermint.png</text:p>
          </table:table-cell>
          <table:table-cell office:value-type="string">
            <text:p>PIPERMIN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LICOR 43</text:p>
          </table:table-cell>
          <table:table-cell office:value-type="float" office:value="2.45455">
            <text:p>2,45455</text:p>
          </table:table-cell>
          <table:table-cell office:value-type="float" office:value="0">
            <text:p>0</text:p>
          </table:table-cell>
          <table:table-cell table:formula="of:=[.C51]+([.C51]/100*[.D51])" office:value-type="float" office:value="2.45455">
            <text:p>2,45455</text:p>
          </table:table-cell>
          <table:table-cell table:formula="of:=[.E51]+([.E51]/100*[.G51])" office:value-type="float" office:value="2.700005">
            <text:p>2,70</text:p>
          </table:table-cell>
          <table:table-cell office:value-type="float" office:value="10">
            <text:p>10</text:p>
          </table:table-cell>
          <table:table-cell office:value-type="float" office:value="2068">
            <text:p>2068</text:p>
          </table:table-cell>
          <table:table-cell office:value-type="string">
            <text:p>Licores/licor_43.png</text:p>
          </table:table-cell>
          <table:table-cell office:value-type="string">
            <text:p>LICOR 4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CAFE</text:p>
          </table:table-cell>
          <table:table-cell office:value-type="float" office:value="1.09091">
            <text:p>1,09091</text:p>
          </table:table-cell>
          <table:table-cell office:value-type="float" office:value="4.16658">
            <text:p>4,16658</text:p>
          </table:table-cell>
          <table:table-cell table:formula="of:=[.C52]+([.C52]/100*[.D52])" office:value-type="float" office:value="1.136363637878">
            <text:p>1,1363636379</text:p>
          </table:table-cell>
          <table:table-cell table:formula="of:=[.E52]+([.E52]/100*[.G52])" office:value-type="float" office:value="1.2500000016658">
            <text:p>1,25</text:p>
          </table:table-cell>
          <table:table-cell office:value-type="float" office:value="10">
            <text:p>10</text:p>
          </table:table-cell>
          <table:table-cell office:value-type="float" office:value="3001">
            <text:p>3001</text:p>
          </table:table-cell>
          <table:table-cell office:value-type="string">
            <text:p>Cafes/cafe.png</text:p>
          </table:table-cell>
          <table:table-cell office:value-type="string">
            <text:p>CAFE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CAFE LLET</text:p>
          </table:table-cell>
          <table:table-cell office:value-type="float" office:value="1.31818">
            <text:p>1,31818</text:p>
          </table:table-cell>
          <table:table-cell office:value-type="float" office:value="3.44842">
            <text:p>3,44842</text:p>
          </table:table-cell>
          <table:table-cell table:formula="of:=[.C53]+([.C53]/100*[.D53])" office:value-type="float" office:value="1.363636382756">
            <text:p>1,3636363828</text:p>
          </table:table-cell>
          <table:table-cell table:formula="of:=[.E53]+([.E53]/100*[.G53])" office:value-type="float" office:value="1.5000000210316">
            <text:p>1,50</text:p>
          </table:table-cell>
          <table:table-cell office:value-type="float" office:value="10">
            <text:p>10</text:p>
          </table:table-cell>
          <table:table-cell office:value-type="float" office:value="3002">
            <text:p>3002</text:p>
          </table:table-cell>
          <table:table-cell office:value-type="string">
            <text:p>Cafes/cafe_con_leche.png</text:p>
          </table:table-cell>
          <table:table-cell office:value-type="string">
            <text:p>CAFE LLET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TALLAT</text:p>
          </table:table-cell>
          <table:table-cell office:value-type="float" office:value="1.13636">
            <text:p>1,13636</text:p>
          </table:table-cell>
          <table:table-cell office:value-type="float" office:value="0.00032">
            <text:p>0,00032</text:p>
          </table:table-cell>
          <table:table-cell table:formula="of:=[.C54]+([.C54]/100*[.D54])" office:value-type="float" office:value="1.136363636352">
            <text:p>1,1363636364</text:p>
          </table:table-cell>
          <table:table-cell table:formula="of:=[.E54]+([.E54]/100*[.G54])" office:value-type="float" office:value="1.2499999999872">
            <text:p>1,25</text:p>
          </table:table-cell>
          <table:table-cell office:value-type="float" office:value="10">
            <text:p>10</text:p>
          </table:table-cell>
          <table:table-cell office:value-type="float" office:value="3003">
            <text:p>3003</text:p>
          </table:table-cell>
          <table:table-cell office:value-type="string">
            <text:p>Cafes/cortado.png</text:p>
          </table:table-cell>
          <table:table-cell office:value-type="string">
            <text:p>TALLAT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CARAJILLO</text:p>
          </table:table-cell>
          <table:table-cell office:value-type="float" office:value="1.81818">
            <text:p>1,81818</text:p>
          </table:table-cell>
          <table:table-cell office:value-type="float" office:value="0">
            <text:p>0</text:p>
          </table:table-cell>
          <table:table-cell table:formula="of:=[.C55]+([.C55]/100*[.D55])" office:value-type="float" office:value="1.81818">
            <text:p>1,81818</text:p>
          </table:table-cell>
          <table:table-cell table:formula="of:=[.E55]+([.E55]/100*[.G55])" office:value-type="float" office:value="1.999998">
            <text:p>2,00</text:p>
          </table:table-cell>
          <table:table-cell office:value-type="float" office:value="10">
            <text:p>10</text:p>
          </table:table-cell>
          <table:table-cell office:value-type="float" office:value="3004">
            <text:p>3004</text:p>
          </table:table-cell>
          <table:table-cell office:value-type="string">
            <text:p>Cafes/carajillo.png</text:p>
          </table:table-cell>
          <table:table-cell office:value-type="string">
            <text:p>CARAJILLO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GOT DE LLET</text:p>
          </table:table-cell>
          <table:table-cell office:value-type="float" office:value="0.90909">
            <text:p>0,90909</text:p>
          </table:table-cell>
          <table:table-cell office:value-type="float" office:value="0">
            <text:p>0</text:p>
          </table:table-cell>
          <table:table-cell table:formula="of:=[.C56]+([.C56]/100*[.D56])" office:value-type="float" office:value="0.90909">
            <text:p>0,90909</text:p>
          </table:table-cell>
          <table:table-cell table:formula="of:=[.E56]+([.E56]/100*[.G56])" office:value-type="float" office:value="0.999999">
            <text:p>1,00</text:p>
          </table:table-cell>
          <table:table-cell office:value-type="float" office:value="10">
            <text:p>10</text:p>
          </table:table-cell>
          <table:table-cell office:value-type="float" office:value="3007">
            <text:p>3007</text:p>
          </table:table-cell>
          <table:table-cell office:value-type="string">
            <text:p>Cafes/vaso_leche.png</text:p>
          </table:table-cell>
          <table:table-cell office:value-type="string">
            <text:p>GOT DE LLET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BOMBÓ</text:p>
          </table:table-cell>
          <table:table-cell office:value-type="float" office:value="1.18182">
            <text:p>1,18182</text:p>
          </table:table-cell>
          <table:table-cell office:value-type="float" office:value="-0.00015">
            <text:p>-0,00015</text:p>
          </table:table-cell>
          <table:table-cell table:formula="of:=[.C57]+([.C57]/100*[.D57])" office:value-type="float" office:value="1.18181822727">
            <text:p>1,1818182273</text:p>
          </table:table-cell>
          <table:table-cell table:formula="of:=[.E57]+([.E57]/100*[.G57])" office:value-type="float" office:value="1.300000049997">
            <text:p>1,30</text:p>
          </table:table-cell>
          <table:table-cell office:value-type="float" office:value="10">
            <text:p>10</text:p>
          </table:table-cell>
          <table:table-cell office:value-type="float" office:value="3010">
            <text:p>3010</text:p>
          </table:table-cell>
          <table:table-cell office:value-type="string">
            <text:p>Cafes/bombon.png</text:p>
          </table:table-cell>
          <table:table-cell office:value-type="string">
            <text:p>BOMBÓ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INFUSSIO</text:p>
          </table:table-cell>
          <table:table-cell office:value-type="float" office:value="1.45455">
            <text:p>1,45455</text:p>
          </table:table-cell>
          <table:table-cell office:value-type="float" office:value="0">
            <text:p>0</text:p>
          </table:table-cell>
          <table:table-cell table:formula="of:=[.C58]+([.C58]/100*[.D58])" office:value-type="float" office:value="1.45455">
            <text:p>1,45455</text:p>
          </table:table-cell>
          <table:table-cell table:formula="of:=[.E58]+([.E58]/100*[.G58])" office:value-type="float" office:value="1.600005">
            <text:p>1,60</text:p>
          </table:table-cell>
          <table:table-cell office:value-type="float" office:value="10">
            <text:p>10</text:p>
          </table:table-cell>
          <table:table-cell office:value-type="float" office:value="3012">
            <text:p>3012</text:p>
          </table:table-cell>
          <table:table-cell office:value-type="string">
            <text:p>Cafes/infusion.png</text:p>
          </table:table-cell>
          <table:table-cell office:value-type="string">
            <text:p>INFUSSIO DIS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FRANKFURT</text:p>
          </table:table-cell>
          <table:table-cell office:value-type="float" office:value="2.59091">
            <text:p>2,59091</text:p>
          </table:table-cell>
          <table:table-cell office:value-type="float" office:value="-0.00004">
            <text:p>-0,00004</text:p>
          </table:table-cell>
          <table:table-cell table:formula="of:=[.C59]+([.C59]/100*[.D59])" office:value-type="float" office:value="2.590908963636">
            <text:p>2,5909089636</text:p>
          </table:table-cell>
          <table:table-cell table:formula="of:=[.E59]+([.E59]/100*[.G59])" office:value-type="float" office:value="2.8499998599996">
            <text:p>2,85</text:p>
          </table:table-cell>
          <table:table-cell office:value-type="float" office:value="10">
            <text:p>10</text:p>
          </table:table-cell>
          <table:table-cell office:value-type="float" office:value="4001">
            <text:p>4001</text:p>
          </table:table-cell>
          <table:table-cell office:value-type="string">
            <text:p>Bocadillos/frankfurt.png</text:p>
          </table:table-cell>
          <table:table-cell office:value-type="string">
            <text:p>FRANKFU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BACON</text:p>
          </table:table-cell>
          <table:table-cell office:value-type="float" office:value="2.59091">
            <text:p>2,59091</text:p>
          </table:table-cell>
          <table:table-cell office:value-type="float" office:value="-0.00004">
            <text:p>-0,00004</text:p>
          </table:table-cell>
          <table:table-cell table:formula="of:=[.C60]+([.C60]/100*[.D60])" office:value-type="float" office:value="2.590908963636">
            <text:p>2,5909089636</text:p>
          </table:table-cell>
          <table:table-cell table:formula="of:=[.E60]+([.E60]/100*[.G60])" office:value-type="float" office:value="2.8499998599996">
            <text:p>2,85</text:p>
          </table:table-cell>
          <table:table-cell office:value-type="float" office:value="10">
            <text:p>10</text:p>
          </table:table-cell>
          <table:table-cell office:value-type="float" office:value="4002">
            <text:p>4002</text:p>
          </table:table-cell>
          <table:table-cell office:value-type="string">
            <text:p>Bocadillos/bacon.png</text:p>
          </table:table-cell>
          <table:table-cell office:value-type="string">
            <text:p>BACON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PAIS</text:p>
          </table:table-cell>
          <table:table-cell office:value-type="float" office:value="2.59091">
            <text:p>2,59091</text:p>
          </table:table-cell>
          <table:table-cell office:value-type="float" office:value="-0.00004">
            <text:p>-0,00004</text:p>
          </table:table-cell>
          <table:table-cell table:formula="of:=[.C61]+([.C61]/100*[.D61])" office:value-type="float" office:value="2.590908963636">
            <text:p>2,5909089636</text:p>
          </table:table-cell>
          <table:table-cell table:formula="of:=[.E61]+([.E61]/100*[.G61])" office:value-type="float" office:value="2.8499998599996">
            <text:p>2,85</text:p>
          </table:table-cell>
          <table:table-cell office:value-type="float" office:value="10">
            <text:p>10</text:p>
          </table:table-cell>
          <table:table-cell office:value-type="float" office:value="4003">
            <text:p>4003</text:p>
          </table:table-cell>
          <table:table-cell office:value-type="string">
            <text:p>Bocadillos/pais.png</text:p>
          </table:table-cell>
          <table:table-cell office:value-type="string">
            <text:p>PAIS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XISTORRA</text:p>
          </table:table-cell>
          <table:table-cell office:value-type="float" office:value="2.54545">
            <text:p>2,54545</text:p>
          </table:table-cell>
          <table:table-cell office:value-type="float" office:value="0">
            <text:p>0</text:p>
          </table:table-cell>
          <table:table-cell table:formula="of:=[.C62]+([.C62]/100*[.D62])" office:value-type="float" office:value="2.54545">
            <text:p>2,54545</text:p>
          </table:table-cell>
          <table:table-cell table:formula="of:=[.E62]+([.E62]/100*[.G62])" office:value-type="float" office:value="2.799995">
            <text:p>2,80</text:p>
          </table:table-cell>
          <table:table-cell office:value-type="float" office:value="10">
            <text:p>10</text:p>
          </table:table-cell>
          <table:table-cell office:value-type="float" office:value="4004">
            <text:p>4004</text:p>
          </table:table-cell>
          <table:table-cell office:value-type="string">
            <text:p>Bocadillos/chorizo.png</text:p>
          </table:table-cell>
          <table:table-cell office:value-type="string">
            <text:p>XISTORRA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HAMBURGUESA</text:p>
          </table:table-cell>
          <table:table-cell office:value-type="float" office:value="2.63636">
            <text:p>2,63636</text:p>
          </table:table-cell>
          <table:table-cell office:value-type="float" office:value="0">
            <text:p>0</text:p>
          </table:table-cell>
          <table:table-cell table:formula="of:=[.C63]+([.C63]/100*[.D63])" office:value-type="float" office:value="2.63636">
            <text:p>2,63636</text:p>
          </table:table-cell>
          <table:table-cell table:formula="of:=[.E63]+([.E63]/100*[.G63])" office:value-type="float" office:value="2.899996">
            <text:p>2,90</text:p>
          </table:table-cell>
          <table:table-cell office:value-type="float" office:value="10">
            <text:p>10</text:p>
          </table:table-cell>
          <table:table-cell office:value-type="float" office:value="4007">
            <text:p>4007</text:p>
          </table:table-cell>
          <table:table-cell office:value-type="string">
            <text:p>Bocadillos/hamburguesa_redonda.png</text:p>
          </table:table-cell>
          <table:table-cell office:value-type="string">
            <text:p>HAMBURGUESA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BIKINI</text:p>
          </table:table-cell>
          <table:table-cell office:value-type="float" office:value="2.45455">
            <text:p>2,45455</text:p>
          </table:table-cell>
          <table:table-cell office:value-type="float" office:value="0">
            <text:p>0</text:p>
          </table:table-cell>
          <table:table-cell table:formula="of:=[.C64]+([.C64]/100*[.D64])" office:value-type="float" office:value="2.45455">
            <text:p>2,45455</text:p>
          </table:table-cell>
          <table:table-cell table:formula="of:=[.E64]+([.E64]/100*[.G64])" office:value-type="float" office:value="2.700005">
            <text:p>2,70</text:p>
          </table:table-cell>
          <table:table-cell office:value-type="float" office:value="10">
            <text:p>10</text:p>
          </table:table-cell>
          <table:table-cell office:value-type="float" office:value="4010">
            <text:p>4010</text:p>
          </table:table-cell>
          <table:table-cell office:value-type="string">
            <text:p>Bocadillos/biquini.png</text:p>
          </table:table-cell>
          <table:table-cell office:value-type="string">
            <text:p>BIKINI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BIKINI SALAT</text:p>
          </table:table-cell>
          <table:table-cell office:value-type="float" office:value="2.59091">
            <text:p>2,59091</text:p>
          </table:table-cell>
          <table:table-cell office:value-type="float" office:value="0">
            <text:p>0</text:p>
          </table:table-cell>
          <table:table-cell table:formula="of:=[.C65]+([.C65]/100*[.D65])" office:value-type="float" office:value="2.59091">
            <text:p>2,59091</text:p>
          </table:table-cell>
          <table:table-cell table:formula="of:=[.E65]+([.E65]/100*[.G65])" office:value-type="float" office:value="2.850001">
            <text:p>2,85</text:p>
          </table:table-cell>
          <table:table-cell office:value-type="float" office:value="10">
            <text:p>10</text:p>
          </table:table-cell>
          <table:table-cell office:value-type="float" office:value="4011">
            <text:p>4011</text:p>
          </table:table-cell>
          <table:table-cell office:value-type="string">
            <text:p>Bocadillos/biquini.png</text:p>
          </table:table-cell>
          <table:table-cell office:value-type="string">
            <text:p>BIKINI SALA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BIKINI SOBRASSADA</text:p>
          </table:table-cell>
          <table:table-cell office:value-type="float" office:value="2.45455">
            <text:p>2,45455</text:p>
          </table:table-cell>
          <table:table-cell office:value-type="float" office:value="0">
            <text:p>0</text:p>
          </table:table-cell>
          <table:table-cell table:formula="of:=[.C66]+([.C66]/100*[.D66])" office:value-type="float" office:value="2.45455">
            <text:p>2,45455</text:p>
          </table:table-cell>
          <table:table-cell table:formula="of:=[.E66]+([.E66]/100*[.G66])" office:value-type="float" office:value="2.700005">
            <text:p>2,70</text:p>
          </table:table-cell>
          <table:table-cell office:value-type="float" office:value="10">
            <text:p>10</text:p>
          </table:table-cell>
          <table:table-cell office:value-type="float" office:value="4012">
            <text:p>4012</text:p>
          </table:table-cell>
          <table:table-cell office:value-type="string">
            <text:p>Bocadillos/sobrasada.png</text:p>
          </table:table-cell>
          <table:table-cell office:value-type="string">
            <text:p>BIKINI SOBRASSADA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TRUITA</text:p>
          </table:table-cell>
          <table:table-cell office:value-type="float" office:value="2.86364">
            <text:p>2,86364</text:p>
          </table:table-cell>
          <table:table-cell office:value-type="float" office:value="0">
            <text:p>0</text:p>
          </table:table-cell>
          <table:table-cell table:formula="of:=[.C67]+([.C67]/100*[.D67])" office:value-type="float" office:value="2.86364">
            <text:p>2,86364</text:p>
          </table:table-cell>
          <table:table-cell table:formula="of:=[.E67]+([.E67]/100*[.G67])" office:value-type="float" office:value="3.150004">
            <text:p>3,15</text:p>
          </table:table-cell>
          <table:table-cell office:value-type="float" office:value="10">
            <text:p>10</text:p>
          </table:table-cell>
          <table:table-cell office:value-type="float" office:value="4014">
            <text:p>4014</text:p>
          </table:table-cell>
          <table:table-cell office:value-type="string">
            <text:p>Bocadillos/tortilla.png</text:p>
          </table:table-cell>
          <table:table-cell office:value-type="string">
            <text:p>B. TRUITA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PERNIL</text:p>
          </table:table-cell>
          <table:table-cell office:value-type="float" office:value="3.27273">
            <text:p>3,27273</text:p>
          </table:table-cell>
          <table:table-cell office:value-type="float" office:value="0">
            <text:p>0</text:p>
          </table:table-cell>
          <table:table-cell table:formula="of:=[.C68]+([.C68]/100*[.D68])" office:value-type="float" office:value="3.27273">
            <text:p>3,27273</text:p>
          </table:table-cell>
          <table:table-cell table:formula="of:=[.E68]+([.E68]/100*[.G68])" office:value-type="float" office:value="3.600003">
            <text:p>3,60</text:p>
          </table:table-cell>
          <table:table-cell office:value-type="float" office:value="10">
            <text:p>10</text:p>
          </table:table-cell>
          <table:table-cell office:value-type="float" office:value="4018">
            <text:p>4018</text:p>
          </table:table-cell>
          <table:table-cell office:value-type="string">
            <text:p>Bocadillos/jamon.png</text:p>
          </table:table-cell>
          <table:table-cell office:value-type="string">
            <text:p>B. PERNIL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B. POLLASTRE</text:p>
          </table:table-cell>
          <table:table-cell office:value-type="float" office:value="3.09091">
            <text:p>3,09091</text:p>
          </table:table-cell>
          <table:table-cell office:value-type="float" office:value="30.88231">
            <text:p>30,88231</text:p>
          </table:table-cell>
          <table:table-cell table:formula="of:=[.C69]+([.C69]/100*[.D69])" office:value-type="float" office:value="4.045454408021">
            <text:p>4,045454408</text:p>
          </table:table-cell>
          <table:table-cell table:formula="of:=[.E69]+([.E69]/100*[.G69])" office:value-type="float" office:value="4.4499998488231">
            <text:p>4,45</text:p>
          </table:table-cell>
          <table:table-cell office:value-type="float" office:value="10">
            <text:p>10</text:p>
          </table:table-cell>
          <table:table-cell office:value-type="float" office:value="4019">
            <text:p>4019</text:p>
          </table:table-cell>
          <table:table-cell office:value-type="string">
            <text:p>Bocadillos/pollo.png</text:p>
          </table:table-cell>
          <table:table-cell office:value-type="string">
            <text:p>B. POLLASTRE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B.LLONGANISSA</text:p>
          </table:table-cell>
          <table:table-cell office:value-type="float" office:value="3.27273">
            <text:p>3,27273</text:p>
          </table:table-cell>
          <table:table-cell office:value-type="float" office:value="0">
            <text:p>0</text:p>
          </table:table-cell>
          <table:table-cell table:formula="of:=[.C70]+([.C70]/100*[.D70])" office:value-type="float" office:value="3.27273">
            <text:p>3,27273</text:p>
          </table:table-cell>
          <table:table-cell table:formula="of:=[.E70]+([.E70]/100*[.G70])" office:value-type="float" office:value="3.600003">
            <text:p>3,60</text:p>
          </table:table-cell>
          <table:table-cell office:value-type="float" office:value="10">
            <text:p>10</text:p>
          </table:table-cell>
          <table:table-cell office:value-type="float" office:value="4022">
            <text:p>4022</text:p>
          </table:table-cell>
          <table:table-cell office:value-type="string">
            <text:p>Bocadillos/longaniza.png</text:p>
          </table:table-cell>
          <table:table-cell office:value-type="string">
            <text:p>B.LLONGANISSA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B.TONYINA</text:p>
          </table:table-cell>
          <table:table-cell office:value-type="float" office:value="3.27273">
            <text:p>3,27273</text:p>
          </table:table-cell>
          <table:table-cell office:value-type="float" office:value="0">
            <text:p>0</text:p>
          </table:table-cell>
          <table:table-cell table:formula="of:=[.C71]+([.C71]/100*[.D71])" office:value-type="float" office:value="3.27273">
            <text:p>3,27273</text:p>
          </table:table-cell>
          <table:table-cell table:formula="of:=[.E71]+([.E71]/100*[.G71])" office:value-type="float" office:value="3.600003">
            <text:p>3,60</text:p>
          </table:table-cell>
          <table:table-cell office:value-type="float" office:value="10">
            <text:p>10</text:p>
          </table:table-cell>
          <table:table-cell office:value-type="float" office:value="4023">
            <text:p>4023</text:p>
          </table:table-cell>
          <table:table-cell office:value-type="string">
            <text:p>Bocadillos/atun.png</text:p>
          </table:table-cell>
          <table:table-cell office:value-type="string">
            <text:p>B.TONYINA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PERNIL DOLÇ</text:p>
          </table:table-cell>
          <table:table-cell office:value-type="float" office:value="2.95455">
            <text:p>2,95455</text:p>
          </table:table-cell>
          <table:table-cell office:value-type="float" office:value="0">
            <text:p>0</text:p>
          </table:table-cell>
          <table:table-cell table:formula="of:=[.C72]+([.C72]/100*[.D72])" office:value-type="float" office:value="2.95455">
            <text:p>2,95455</text:p>
          </table:table-cell>
          <table:table-cell table:formula="of:=[.E72]+([.E72]/100*[.G72])" office:value-type="float" office:value="3.250005">
            <text:p>3,25</text:p>
          </table:table-cell>
          <table:table-cell office:value-type="float" office:value="10">
            <text:p>10</text:p>
          </table:table-cell>
          <table:table-cell office:value-type="float" office:value="4032">
            <text:p>4032</text:p>
          </table:table-cell>
          <table:table-cell office:value-type="string">
            <text:p>Bocadillos/jamon_dulce.png</text:p>
          </table:table-cell>
          <table:table-cell office:value-type="string">
            <text:p>B. PERNIL DOL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FORMATGE</text:p>
          </table:table-cell>
          <table:table-cell office:value-type="float" office:value="2.72727">
            <text:p>2,72727</text:p>
          </table:table-cell>
          <table:table-cell office:value-type="float" office:value="0">
            <text:p>0</text:p>
          </table:table-cell>
          <table:table-cell table:formula="of:=[.C73]+([.C73]/100*[.D73])" office:value-type="float" office:value="2.72727">
            <text:p>2,72727</text:p>
          </table:table-cell>
          <table:table-cell table:formula="of:=[.E73]+([.E73]/100*[.G73])" office:value-type="float" office:value="2.999997">
            <text:p>3,00</text:p>
          </table:table-cell>
          <table:table-cell office:value-type="float" office:value="10">
            <text:p>10</text:p>
          </table:table-cell>
          <table:table-cell office:value-type="float" office:value="4034">
            <text:p>4034</text:p>
          </table:table-cell>
          <table:table-cell office:value-type="string">
            <text:p>Bocadillos/queso.png</text:p>
          </table:table-cell>
          <table:table-cell office:value-type="string">
            <text:p>FORMATGE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CALAMARS</text:p>
          </table:table-cell>
          <table:table-cell office:value-type="float" office:value="3.09091">
            <text:p>3,09091</text:p>
          </table:table-cell>
          <table:table-cell office:value-type="float" office:value="0">
            <text:p>0</text:p>
          </table:table-cell>
          <table:table-cell table:formula="of:=[.C74]+([.C74]/100*[.D74])" office:value-type="float" office:value="3.09091">
            <text:p>3,09091</text:p>
          </table:table-cell>
          <table:table-cell table:formula="of:=[.E74]+([.E74]/100*[.G74])" office:value-type="float" office:value="3.400001">
            <text:p>3,40</text:p>
          </table:table-cell>
          <table:table-cell office:value-type="float" office:value="10">
            <text:p>10</text:p>
          </table:table-cell>
          <table:table-cell office:value-type="float" office:value="4044">
            <text:p>4044</text:p>
          </table:table-cell>
          <table:table-cell office:value-type="string">
            <text:p>Bocadillos/calamares.png</text:p>
          </table:table-cell>
          <table:table-cell office:value-type="string">
            <text:p>B. CALAMARS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LLOM</text:p>
          </table:table-cell>
          <table:table-cell office:value-type="float" office:value="3.09091">
            <text:p>3,09091</text:p>
          </table:table-cell>
          <table:table-cell office:value-type="float" office:value="0">
            <text:p>0</text:p>
          </table:table-cell>
          <table:table-cell table:formula="of:=[.C75]+([.C75]/100*[.D75])" office:value-type="float" office:value="3.09091">
            <text:p>3,09091</text:p>
          </table:table-cell>
          <table:table-cell table:formula="of:=[.E75]+([.E75]/100*[.G75])" office:value-type="float" office:value="3.400001">
            <text:p>3,40</text:p>
          </table:table-cell>
          <table:table-cell office:value-type="float" office:value="10">
            <text:p>10</text:p>
          </table:table-cell>
          <table:table-cell office:value-type="float" office:value="4051">
            <text:p>4051</text:p>
          </table:table-cell>
          <table:table-cell office:value-type="string">
            <text:p>Bocadillos/llom.png</text:p>
          </table:table-cell>
          <table:table-cell office:value-type="string">
            <text:p>B LLOM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BOTIFARRA</text:p>
          </table:table-cell>
          <table:table-cell office:value-type="float" office:value="3.09091">
            <text:p>3,09091</text:p>
          </table:table-cell>
          <table:table-cell office:value-type="float" office:value="0">
            <text:p>0</text:p>
          </table:table-cell>
          <table:table-cell table:formula="of:=[.C76]+([.C76]/100*[.D76])" office:value-type="float" office:value="3.09091">
            <text:p>3,09091</text:p>
          </table:table-cell>
          <table:table-cell table:formula="of:=[.E76]+([.E76]/100*[.G76])" office:value-type="float" office:value="3.400001">
            <text:p>3,40</text:p>
          </table:table-cell>
          <table:table-cell office:value-type="float" office:value="10">
            <text:p>10</text:p>
          </table:table-cell>
          <table:table-cell office:value-type="float" office:value="4052">
            <text:p>4052</text:p>
          </table:table-cell>
          <table:table-cell office:value-type="string">
            <text:p>Bocadillos/botifarra.png</text:p>
          </table:table-cell>
          <table:table-cell office:value-type="string">
            <text:p>B. BOTIFARRA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AMANIDA TROPICAL</text:p>
          </table:table-cell>
          <table:table-cell office:value-type="float" office:value="5.95455">
            <text:p>5,95455</text:p>
          </table:table-cell>
          <table:table-cell office:value-type="float" office:value="2.29">
            <text:p>2,29</text:p>
          </table:table-cell>
          <table:table-cell table:formula="of:=[.C77]+([.C77]/100*[.D77])" office:value-type="float" office:value="6.090909195">
            <text:p>6,090909195</text:p>
          </table:table-cell>
          <table:table-cell table:formula="of:=[.E77]+([.E77]/100*[.G77])" office:value-type="float" office:value="6.7000001145">
            <text:p>6,70</text:p>
          </table:table-cell>
          <table:table-cell office:value-type="float" office:value="10">
            <text:p>10</text:p>
          </table:table-cell>
          <table:table-cell office:value-type="float" office:value="9011">
            <text:p>9011</text:p>
          </table:table-cell>
          <table:table-cell office:value-type="string">
            <text:p>../imatges_bases/demo/ensalada_tropical.png</text:p>
          </table:table-cell>
          <table:table-cell office:value-type="string">
            <text:p>AMANIDA TROPICAL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AMANIDA PRIMAVERA</text:p>
          </table:table-cell>
          <table:table-cell office:value-type="float" office:value="6.31818">
            <text:p>6,31818</text:p>
          </table:table-cell>
          <table:table-cell office:value-type="float" office:value="2.87773">
            <text:p>2,87773</text:p>
          </table:table-cell>
          <table:table-cell table:formula="of:=[.C78]+([.C78]/100*[.D78])" office:value-type="float" office:value="6.500000161314">
            <text:p>6,5000001613</text:p>
          </table:table-cell>
          <table:table-cell table:formula="of:=[.E78]+([.E78]/100*[.G78])" office:value-type="float" office:value="7.1500001774454">
            <text:p>7,15</text:p>
          </table:table-cell>
          <table:table-cell office:value-type="float" office:value="10">
            <text:p>10</text:p>
          </table:table-cell>
          <table:table-cell office:value-type="float" office:value="9013">
            <text:p>9013</text:p>
          </table:table-cell>
          <table:table-cell office:value-type="string">
            <text:p>../imatges_bases/demo/ensalada_primavera.png</text:p>
          </table:table-cell>
          <table:table-cell office:value-type="string">
            <text:p>AMANIDA PRIMAVERA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FLAM</text:p>
          </table:table-cell>
          <table:table-cell office:value-type="float" office:value="1.36364">
            <text:p>1,36364</text:p>
          </table:table-cell>
          <table:table-cell office:value-type="float" office:value="-0.00027">
            <text:p>-0,00027</text:p>
          </table:table-cell>
          <table:table-cell table:formula="of:=[.C79]+([.C79]/100*[.D79])" office:value-type="float" office:value="1.363636318172">
            <text:p>1,3636363182</text:p>
          </table:table-cell>
          <table:table-cell table:formula="of:=[.E79]+([.E79]/100*[.G79])" office:value-type="float" office:value="1.4999999499892">
            <text:p>1,50</text:p>
          </table:table-cell>
          <table:table-cell office:value-type="float" office:value="10">
            <text:p>10</text:p>
          </table:table-cell>
          <table:table-cell office:value-type="float" office:value="11001">
            <text:p>11001</text:p>
          </table:table-cell>
          <table:table-cell office:value-type="string">
            <text:p>Postres/flan.png</text:p>
          </table:table-cell>
          <table:table-cell office:value-type="string">
            <text:p>FLAM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CREP NATA I XOCOLATA</text:p>
          </table:table-cell>
          <table:table-cell office:value-type="float" office:value="3.13636">
            <text:p>3,13636</text:p>
          </table:table-cell>
          <table:table-cell office:value-type="float" office:value="0">
            <text:p>0</text:p>
          </table:table-cell>
          <table:table-cell table:formula="of:=[.C80]+([.C80]/100*[.D80])" office:value-type="float" office:value="3.13636">
            <text:p>3,13636</text:p>
          </table:table-cell>
          <table:table-cell table:formula="of:=[.E80]+([.E80]/100*[.G80])" office:value-type="float" office:value="3.449996">
            <text:p>3,45</text:p>
          </table:table-cell>
          <table:table-cell office:value-type="float" office:value="10">
            <text:p>10</text:p>
          </table:table-cell>
          <table:table-cell office:value-type="float" office:value="11005">
            <text:p>11005</text:p>
          </table:table-cell>
          <table:table-cell office:value-type="string">
            <text:p>Postres/crep_nata_chocolate.png</text:p>
          </table:table-cell>
          <table:table-cell office:value-type="string">
            <text:p>CREP NATA I XOCOLATA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CAFE IRLANDES</text:p>
          </table:table-cell>
          <table:table-cell office:value-type="float" office:value="2.95455">
            <text:p>2,95455</text:p>
          </table:table-cell>
          <table:table-cell office:value-type="float" office:value="6.15368">
            <text:p>6,15368</text:p>
          </table:table-cell>
          <table:table-cell table:formula="of:=[.C81]+([.C81]/100*[.D81])" office:value-type="float" office:value="3.13636355244">
            <text:p>3,1363635524</text:p>
          </table:table-cell>
          <table:table-cell table:formula="of:=[.E81]+([.E81]/100*[.G81])" office:value-type="float" office:value="3.449999907684">
            <text:p>3,45</text:p>
          </table:table-cell>
          <table:table-cell office:value-type="float" office:value="10">
            <text:p>10</text:p>
          </table:table-cell>
          <table:table-cell office:value-type="float" office:value="11007">
            <text:p>11007</text:p>
          </table:table-cell>
          <table:table-cell office:value-type="string">
            <text:p>Postres/cafe_irlandes.png</text:p>
          </table:table-cell>
          <table:table-cell office:value-type="string">
            <text:p>CAFE IRLANDES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MAGNUM</text:p>
          </table:table-cell>
          <table:table-cell office:value-type="float" office:value="1.63636">
            <text:p>1,63636</text:p>
          </table:table-cell>
          <table:table-cell office:value-type="float" office:value="0">
            <text:p>0</text:p>
          </table:table-cell>
          <table:table-cell table:formula="of:=[.C82]+([.C82]/100*[.D82])" office:value-type="float" office:value="1.63636">
            <text:p>1,63636</text:p>
          </table:table-cell>
          <table:table-cell table:formula="of:=[.E82]+([.E82]/100*[.G82])" office:value-type="float" office:value="1.799996">
            <text:p>1,80</text:p>
          </table:table-cell>
          <table:table-cell office:value-type="float" office:value="10">
            <text:p>10</text:p>
          </table:table-cell>
          <table:table-cell office:value-type="float" office:value="11009">
            <text:p>11009</text:p>
          </table:table-cell>
          <table:table-cell office:value-type="string">
            <text:p>Postres/magnum.png</text:p>
          </table:table-cell>
          <table:table-cell office:value-type="string">
            <text:p>MAGNUM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CORNETTO</text:p>
          </table:table-cell>
          <table:table-cell office:value-type="float" office:value="2.04545">
            <text:p>2,04545</text:p>
          </table:table-cell>
          <table:table-cell office:value-type="float" office:value="0">
            <text:p>0</text:p>
          </table:table-cell>
          <table:table-cell table:formula="of:=[.C83]+([.C83]/100*[.D83])" office:value-type="float" office:value="2.04545">
            <text:p>2,04545</text:p>
          </table:table-cell>
          <table:table-cell table:formula="of:=[.E83]+([.E83]/100*[.G83])" office:value-type="float" office:value="2.249995">
            <text:p>2,25</text:p>
          </table:table-cell>
          <table:table-cell office:value-type="float" office:value="10">
            <text:p>10</text:p>
          </table:table-cell>
          <table:table-cell office:value-type="float" office:value="11015">
            <text:p>11015</text:p>
          </table:table-cell>
          <table:table-cell office:value-type="string">
            <text:p>Postres/corneto.png</text:p>
          </table:table-cell>
          <table:table-cell office:value-type="string">
            <text:p>CORNETTO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MENU DIARI</text:p>
          </table:table-cell>
          <table:table-cell office:value-type="float" office:value="9.09091">
            <text:p>9,09091</text:p>
          </table:table-cell>
          <table:table-cell office:value-type="float" office:value="-0.00001">
            <text:p>-0,00001</text:p>
          </table:table-cell>
          <table:table-cell table:formula="of:=[.C84]+([.C84]/100*[.D84])" office:value-type="float" office:value="9.090909090909">
            <text:p>9,0909090909</text:p>
          </table:table-cell>
          <table:table-cell table:formula="of:=[.E84]+([.E84]/100*[.G84])" office:value-type="float" office:value="9.9999999999999">
            <text:p>10,00</text:p>
          </table:table-cell>
          <table:table-cell office:value-type="float" office:value="10">
            <text:p>10</text:p>
          </table:table-cell>
          <table:table-cell office:value-type="float" office:value="12001">
            <text:p>12001</text:p>
          </table:table-cell>
          <table:table-cell office:value-type="string">
            <text:p>Menus/menu_diari.png</text:p>
          </table:table-cell>
          <table:table-cell office:value-type="string">
            <text:p>MENU DIARI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MENU DISSABTE</text:p>
          </table:table-cell>
          <table:table-cell office:value-type="float" office:value="10.90909">
            <text:p>10,90909</text:p>
          </table:table-cell>
          <table:table-cell office:value-type="float" office:value="0">
            <text:p>0</text:p>
          </table:table-cell>
          <table:table-cell table:formula="of:=[.C85]+([.C85]/100*[.D85])" office:value-type="float" office:value="10.90909">
            <text:p>10,90909</text:p>
          </table:table-cell>
          <table:table-cell table:formula="of:=[.E85]+([.E85]/100*[.G85])" office:value-type="float" office:value="11.999999">
            <text:p>12,00</text:p>
          </table:table-cell>
          <table:table-cell office:value-type="float" office:value="10">
            <text:p>10</text:p>
          </table:table-cell>
          <table:table-cell office:value-type="float" office:value="12002">
            <text:p>12002</text:p>
          </table:table-cell>
          <table:table-cell office:value-type="string">
            <text:p>Menus/menu_fin_de_semana.png</text:p>
          </table:table-cell>
          <table:table-cell office:value-type="string">
            <text:p>MENU DISSABT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MENU GRUPS</text:p>
          </table:table-cell>
          <table:table-cell office:value-type="float" office:value="13.63636">
            <text:p>13,63636</text:p>
          </table:table-cell>
          <table:table-cell office:value-type="float" office:value="0">
            <text:p>0</text:p>
          </table:table-cell>
          <table:table-cell table:formula="of:=[.C86]+([.C86]/100*[.D86])" office:value-type="float" office:value="13.63636">
            <text:p>13,63636</text:p>
          </table:table-cell>
          <table:table-cell table:formula="of:=[.E86]+([.E86]/100*[.G86])" office:value-type="float" office:value="14.999996">
            <text:p>15,00</text:p>
          </table:table-cell>
          <table:table-cell office:value-type="float" office:value="10">
            <text:p>10</text:p>
          </table:table-cell>
          <table:table-cell office:value-type="float" office:value="12127">
            <text:p>12127</text:p>
          </table:table-cell>
          <table:table-cell office:value-type="string">
            <text:p>Menus/menu_grupos.png</text:p>
          </table:table-cell>
          <table:table-cell office:value-type="string">
            <text:p>MENU GRUPS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BRAVES</text:p>
          </table:table-cell>
          <table:table-cell office:value-type="float" office:value="2.54545">
            <text:p>2,54545</text:p>
          </table:table-cell>
          <table:table-cell office:value-type="float" office:value="0">
            <text:p>0</text:p>
          </table:table-cell>
          <table:table-cell table:formula="of:=[.C87]+([.C87]/100*[.D87])" office:value-type="float" office:value="2.54545">
            <text:p>2,54545</text:p>
          </table:table-cell>
          <table:table-cell table:formula="of:=[.E87]+([.E87]/100*[.G87])" office:value-type="float" office:value="2.799995">
            <text:p>2,80</text:p>
          </table:table-cell>
          <table:table-cell office:value-type="float" office:value="10">
            <text:p>10</text:p>
          </table:table-cell>
          <table:table-cell office:value-type="float" office:value="13001">
            <text:p>13001</text:p>
          </table:table-cell>
          <table:table-cell office:value-type="string">
            <text:p>Tapas/bravas.png</text:p>
          </table:table-cell>
          <table:table-cell office:value-type="string">
            <text:p>BRAVES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XIPS</text:p>
          </table:table-cell>
          <table:table-cell office:value-type="float" office:value="1.22727">
            <text:p>1,22727</text:p>
          </table:table-cell>
          <table:table-cell office:value-type="float" office:value="0">
            <text:p>0</text:p>
          </table:table-cell>
          <table:table-cell table:formula="of:=[.C88]+([.C88]/100*[.D88])" office:value-type="float" office:value="1.22727">
            <text:p>1,22727</text:p>
          </table:table-cell>
          <table:table-cell table:formula="of:=[.E88]+([.E88]/100*[.G88])" office:value-type="float" office:value="1.349997">
            <text:p>1,35</text:p>
          </table:table-cell>
          <table:table-cell office:value-type="float" office:value="10">
            <text:p>10</text:p>
          </table:table-cell>
          <table:table-cell office:value-type="float" office:value="13003">
            <text:p>13003</text:p>
          </table:table-cell>
          <table:table-cell office:value-type="string">
            <text:p>Tapas/chips.png</text:p>
          </table:table-cell>
          <table:table-cell office:value-type="string">
            <text:p>XIPS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478">
            <text:p>478</text:p>
          </table:table-cell>
          <table:table-cell office:value-type="string">
            <text:p>TAPA XISTORRA</text:p>
          </table:table-cell>
          <table:table-cell office:value-type="float" office:value="3.63636">
            <text:p>3,63636</text:p>
          </table:table-cell>
          <table:table-cell office:value-type="float" office:value="0">
            <text:p>0</text:p>
          </table:table-cell>
          <table:table-cell table:formula="of:=[.C89]+([.C89]/100*[.D89])" office:value-type="float" office:value="3.63636">
            <text:p>3,63636</text:p>
          </table:table-cell>
          <table:table-cell table:formula="of:=[.E89]+([.E89]/100*[.G89])" office:value-type="float" office:value="3.999996">
            <text:p>4,00</text:p>
          </table:table-cell>
          <table:table-cell office:value-type="float" office:value="10">
            <text:p>10</text:p>
          </table:table-cell>
          <table:table-cell office:value-type="float" office:value="13004">
            <text:p>13004</text:p>
          </table:table-cell>
          <table:table-cell/>
          <table:table-cell office:value-type="string">
            <text:p>TAPA XISTORR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479">
            <text:p>479</text:p>
          </table:table-cell>
          <table:table-cell office:value-type="string">
            <text:p>OLIVES</text:p>
          </table:table-cell>
          <table:table-cell office:value-type="float" office:value="1.81818">
            <text:p>1,81818</text:p>
          </table:table-cell>
          <table:table-cell office:value-type="float" office:value="0">
            <text:p>0</text:p>
          </table:table-cell>
          <table:table-cell table:formula="of:=[.C90]+([.C90]/100*[.D90])" office:value-type="float" office:value="1.81818">
            <text:p>1,81818</text:p>
          </table:table-cell>
          <table:table-cell table:formula="of:=[.E90]+([.E90]/100*[.G90])" office:value-type="float" office:value="1.999998">
            <text:p>2,00</text:p>
          </table:table-cell>
          <table:table-cell office:value-type="float" office:value="10">
            <text:p>10</text:p>
          </table:table-cell>
          <table:table-cell office:value-type="float" office:value="13005">
            <text:p>13005</text:p>
          </table:table-cell>
          <table:table-cell office:value-type="string">
            <text:p>Tapas/olivas_1.png</text:p>
          </table:table-cell>
          <table:table-cell office:value-type="string">
            <text:p>OLIVES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BERBERETXOS</text:p>
          </table:table-cell>
          <table:table-cell office:value-type="float" office:value="4.77273">
            <text:p>4,77273</text:p>
          </table:table-cell>
          <table:table-cell office:value-type="float" office:value="0">
            <text:p>0</text:p>
          </table:table-cell>
          <table:table-cell table:formula="of:=[.C91]+([.C91]/100*[.D91])" office:value-type="float" office:value="4.77273">
            <text:p>4,77273</text:p>
          </table:table-cell>
          <table:table-cell table:formula="of:=[.E91]+([.E91]/100*[.G91])" office:value-type="float" office:value="5.250003">
            <text:p>5,25</text:p>
          </table:table-cell>
          <table:table-cell office:value-type="float" office:value="10">
            <text:p>10</text:p>
          </table:table-cell>
          <table:table-cell office:value-type="float" office:value="13006">
            <text:p>13006</text:p>
          </table:table-cell>
          <table:table-cell office:value-type="string">
            <text:p>Tapas/berberechos.png</text:p>
          </table:table-cell>
          <table:table-cell office:value-type="string">
            <text:p>BERBERETXOS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481">
            <text:p>481</text:p>
          </table:table-cell>
          <table:table-cell office:value-type="string">
            <text:p>OUS REMENATS+</text:p>
          </table:table-cell>
          <table:table-cell office:value-type="float" office:value="3.86364">
            <text:p>3,86364</text:p>
          </table:table-cell>
          <table:table-cell office:value-type="float" office:value="0">
            <text:p>0</text:p>
          </table:table-cell>
          <table:table-cell table:formula="of:=[.C92]+([.C92]/100*[.D92])" office:value-type="float" office:value="3.86364">
            <text:p>3,86364</text:p>
          </table:table-cell>
          <table:table-cell table:formula="of:=[.E92]+([.E92]/100*[.G92])" office:value-type="float" office:value="4.250004">
            <text:p>4,25</text:p>
          </table:table-cell>
          <table:table-cell office:value-type="float" office:value="10">
            <text:p>10</text:p>
          </table:table-cell>
          <table:table-cell office:value-type="float" office:value="13007">
            <text:p>13007</text:p>
          </table:table-cell>
          <table:table-cell/>
          <table:table-cell office:value-type="string">
            <text:p>OUS REMENATS+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BUNYOLS</text:p>
          </table:table-cell>
          <table:table-cell office:value-type="float" office:value="2.72727">
            <text:p>2,72727</text:p>
          </table:table-cell>
          <table:table-cell office:value-type="float" office:value="0">
            <text:p>0</text:p>
          </table:table-cell>
          <table:table-cell table:formula="of:=[.C93]+([.C93]/100*[.D93])" office:value-type="float" office:value="2.72727">
            <text:p>2,72727</text:p>
          </table:table-cell>
          <table:table-cell table:formula="of:=[.E93]+([.E93]/100*[.G93])" office:value-type="float" office:value="2.999997">
            <text:p>3,00</text:p>
          </table:table-cell>
          <table:table-cell office:value-type="float" office:value="10">
            <text:p>10</text:p>
          </table:table-cell>
          <table:table-cell office:value-type="float" office:value="13010">
            <text:p>13010</text:p>
          </table:table-cell>
          <table:table-cell office:value-type="string">
            <text:p>Tapas/bonuelos.png</text:p>
          </table:table-cell>
          <table:table-cell office:value-type="string">
            <text:p>TAPA BUNYOLS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PATATES</text:p>
          </table:table-cell>
          <table:table-cell office:value-type="float" office:value="2.54545">
            <text:p>2,54545</text:p>
          </table:table-cell>
          <table:table-cell office:value-type="float" office:value="0">
            <text:p>0</text:p>
          </table:table-cell>
          <table:table-cell table:formula="of:=[.C94]+([.C94]/100*[.D94])" office:value-type="float" office:value="2.54545">
            <text:p>2,54545</text:p>
          </table:table-cell>
          <table:table-cell table:formula="of:=[.E94]+([.E94]/100*[.G94])" office:value-type="float" office:value="2.799995">
            <text:p>2,80</text:p>
          </table:table-cell>
          <table:table-cell office:value-type="float" office:value="10">
            <text:p>10</text:p>
          </table:table-cell>
          <table:table-cell office:value-type="float" office:value="13011">
            <text:p>13011</text:p>
          </table:table-cell>
          <table:table-cell office:value-type="string">
            <text:p>Tapas/patates_1.png</text:p>
          </table:table-cell>
          <table:table-cell office:value-type="string">
            <text:p>PATATES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487">
            <text:p>487</text:p>
          </table:table-cell>
          <table:table-cell office:value-type="string">
            <text:p>MONGETES</text:p>
          </table:table-cell>
          <table:table-cell office:value-type="float" office:value="3.18182">
            <text:p>3,18182</text:p>
          </table:table-cell>
          <table:table-cell office:value-type="float" office:value="0">
            <text:p>0</text:p>
          </table:table-cell>
          <table:table-cell table:formula="of:=[.C95]+([.C95]/100*[.D95])" office:value-type="float" office:value="3.18182">
            <text:p>3,18182</text:p>
          </table:table-cell>
          <table:table-cell table:formula="of:=[.E95]+([.E95]/100*[.G95])" office:value-type="float" office:value="3.500002">
            <text:p>3,50</text:p>
          </table:table-cell>
          <table:table-cell office:value-type="float" office:value="10">
            <text:p>10</text:p>
          </table:table-cell>
          <table:table-cell office:value-type="float" office:value="13013">
            <text:p>13013</text:p>
          </table:table-cell>
          <table:table-cell/>
          <table:table-cell office:value-type="string">
            <text:p>TAPA MONGETES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489">
            <text:p>489</text:p>
          </table:table-cell>
          <table:table-cell office:value-type="string">
            <text:p>XAMPINYONS</text:p>
          </table:table-cell>
          <table:table-cell office:value-type="float" office:value="3.18182">
            <text:p>3,18182</text:p>
          </table:table-cell>
          <table:table-cell office:value-type="float" office:value="0">
            <text:p>0</text:p>
          </table:table-cell>
          <table:table-cell table:formula="of:=[.C96]+([.C96]/100*[.D96])" office:value-type="float" office:value="3.18182">
            <text:p>3,18182</text:p>
          </table:table-cell>
          <table:table-cell table:formula="of:=[.E96]+([.E96]/100*[.G96])" office:value-type="float" office:value="3.500002">
            <text:p>3,50</text:p>
          </table:table-cell>
          <table:table-cell office:value-type="float" office:value="10">
            <text:p>10</text:p>
          </table:table-cell>
          <table:table-cell office:value-type="float" office:value="13015">
            <text:p>13015</text:p>
          </table:table-cell>
          <table:table-cell/>
          <table:table-cell office:value-type="string">
            <text:p>TAPA XAMPINYONS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CALAMARS ROMANA</text:p>
          </table:table-cell>
          <table:table-cell office:value-type="float" office:value="4.54545">
            <text:p>4,54545</text:p>
          </table:table-cell>
          <table:table-cell office:value-type="float" office:value="0">
            <text:p>0</text:p>
          </table:table-cell>
          <table:table-cell table:formula="of:=[.C97]+([.C97]/100*[.D97])" office:value-type="float" office:value="4.54545">
            <text:p>4,54545</text:p>
          </table:table-cell>
          <table:table-cell table:formula="of:=[.E97]+([.E97]/100*[.G97])" office:value-type="float" office:value="4.999995">
            <text:p>5,00</text:p>
          </table:table-cell>
          <table:table-cell office:value-type="float" office:value="10">
            <text:p>10</text:p>
          </table:table-cell>
          <table:table-cell office:value-type="float" office:value="13017">
            <text:p>13017</text:p>
          </table:table-cell>
          <table:table-cell office:value-type="string">
            <text:p>Tapas/calmares_romana.png</text:p>
          </table:table-cell>
          <table:table-cell office:value-type="string">
            <text:p>Tapa Calamars Roman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TAPA XIPIRONS</text:p>
          </table:table-cell>
          <table:table-cell office:value-type="float" office:value="5.45455">
            <text:p>5,45455</text:p>
          </table:table-cell>
          <table:table-cell office:value-type="float" office:value="0">
            <text:p>0</text:p>
          </table:table-cell>
          <table:table-cell table:formula="of:=[.C98]+([.C98]/100*[.D98])" office:value-type="float" office:value="5.45455">
            <text:p>5,45455</text:p>
          </table:table-cell>
          <table:table-cell table:formula="of:=[.E98]+([.E98]/100*[.G98])" office:value-type="float" office:value="6.000005">
            <text:p>6,00</text:p>
          </table:table-cell>
          <table:table-cell office:value-type="float" office:value="10">
            <text:p>10</text:p>
          </table:table-cell>
          <table:table-cell office:value-type="float" office:value="13018">
            <text:p>13018</text:p>
          </table:table-cell>
          <table:table-cell office:value-type="string">
            <text:p>Tapas/chipirones.png</text:p>
          </table:table-cell>
          <table:table-cell office:value-type="string">
            <text:p>TAPA XIPIRONS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494">
            <text:p>494</text:p>
          </table:table-cell>
          <table:table-cell office:value-type="string">
            <text:p>TAPAS VARIS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formula="of:=[.C99]+([.C99]/100*[.D99])" office:value-type="float" office:value="1.5">
            <text:p>1,5</text:p>
          </table:table-cell>
          <table:table-cell table:formula="of:=[.E99]+([.E99]/100*[.G99])" office:value-type="float" office:value="1.65">
            <text:p>1,65</text:p>
          </table:table-cell>
          <table:table-cell office:value-type="float" office:value="10">
            <text:p>10</text:p>
          </table:table-cell>
          <table:table-cell office:value-type="float" office:value="13020">
            <text:p>13020</text:p>
          </table:table-cell>
          <table:table-cell/>
          <table:table-cell office:value-type="string">
            <text:p>TAPAS VARIS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ESTRELLA</text:p>
          </table:table-cell>
          <table:table-cell office:value-type="float" office:value="1.77273">
            <text:p>1,77273</text:p>
          </table:table-cell>
          <table:table-cell office:value-type="float" office:value="-0.00015">
            <text:p>-0,00015</text:p>
          </table:table-cell>
          <table:table-cell table:formula="of:=[.C100]+([.C100]/100*[.D100])" office:value-type="float" office:value="1.772727340905">
            <text:p>1,7727273409</text:p>
          </table:table-cell>
          <table:table-cell table:formula="of:=[.E100]+([.E100]/100*[.G100])" office:value-type="float" office:value="1.9500000749955">
            <text:p>1,9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ervezas/estrella.png</text:p>
          </table:table-cell>
          <table:table-cell office:value-type="string">
            <text:p>ESTRELLA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SAN MIGUEL</text:p>
          </table:table-cell>
          <table:table-cell office:value-type="float" office:value="1.95">
            <text:p>1,95</text:p>
          </table:table-cell>
          <table:table-cell office:value-type="float" office:value="0">
            <text:p>0</text:p>
          </table:table-cell>
          <table:table-cell table:formula="of:=[.C101]+([.C101]/100*[.D101])" office:value-type="float" office:value="1.95">
            <text:p>1,95</text:p>
          </table:table-cell>
          <table:table-cell table:formula="of:=[.E101]+([.E101]/100*[.G101])" office:value-type="float" office:value="1.95">
            <text:p>1,9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rvezas/sanmiguel.png</text:p>
          </table:table-cell>
          <table:table-cell office:value-type="string">
            <text:p>SAN MIGU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CACAOLAT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formula="of:=[.C102]+([.C102]/100*[.D102])" office:value-type="float" office:value="1.5">
            <text:p>1,5</text:p>
          </table:table-cell>
          <table:table-cell table:formula="of:=[.E102]+([.E102]/100*[.G102])" office:value-type="float" office:value="1.65">
            <text:p>1,6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afes/cacaolat.png</text:p>
          </table:table-cell>
          <table:table-cell office:value-type="string">
            <text:p>CACAOLAT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COLACAO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formula="of:=[.C103]+([.C103]/100*[.D103])" office:value-type="float" office:value="1.5">
            <text:p>1,5</text:p>
          </table:table-cell>
          <table:table-cell table:formula="of:=[.E103]+([.E103]/100*[.G103])" office:value-type="float" office:value="1.65">
            <text:p>1,6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afes/colacao.png</text:p>
          </table:table-cell>
          <table:table-cell office:value-type="string">
            <text:p>COLACAO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24">
            <text:p>624</text:p>
          </table:table-cell>
          <table:table-cell office:value-type="float" office:value="103">
            <text:p>103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formula="of:=[.C104]+([.C104]/100*[.D104])" office:value-type="float" office:value="1.5">
            <text:p>1,5</text:p>
          </table:table-cell>
          <table:table-cell table:formula="of:=[.E104]+([.E104]/100*[.G104])" office:value-type="float" office:value="1.65">
            <text:p>1,6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CHIVAS</text:p>
          </table:table-cell>
          <table:table-cell office:value-type="float" office:value="54.54545">
            <text:p>54,54545</text:p>
          </table:table-cell>
          <table:table-cell office:value-type="float" office:value="0">
            <text:p>0</text:p>
          </table:table-cell>
          <table:table-cell table:formula="of:=[.C105]+([.C105]/100*[.D105])" office:value-type="float" office:value="54.54545">
            <text:p>54,54545</text:p>
          </table:table-cell>
          <table:table-cell table:formula="of:=[.E105]+([.E105]/100*[.G105])" office:value-type="float" office:value="59.999995">
            <text:p>60,0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../imatges_bases/demo/Chivas.png</text:p>
          </table:table-cell>
          <table:table-cell office:value-type="string">
            <text:p>CHIVAS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ENTRADA</text:p>
          </table:table-cell>
          <table:table-cell office:value-type="float" office:value="-7.27273">
            <text:p>-7,27273</text:p>
          </table:table-cell>
          <table:table-cell office:value-type="float" office:value="0">
            <text:p>0</text:p>
          </table:table-cell>
          <table:table-cell table:formula="of:=[.C106]+([.C106]/100*[.D106])" office:value-type="float" office:value="-7.27273">
            <text:p>-7,27273</text:p>
          </table:table-cell>
          <table:table-cell table:formula="of:=[.E106]+([.E106]/100*[.G106])" office:value-type="float" office:value="-8.000003">
            <text:p>-8,0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../imatges_bases/demo/entrada_1.png</text:p>
          </table:table-cell>
          <table:table-cell office:value-type="string">
            <text:p>ENTRADA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MARGE ENTRADA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formula="of:=[.C107]+([.C107]/100*[.D107])" office:value-type="float" office:value="1.5">
            <text:p>1,5</text:p>
          </table:table-cell>
          <table:table-cell table:formula="of:=[.E107]+([.E107]/100*[.G107])" office:value-type="float" office:value="1.65">
            <text:p>1,6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../imatges_bases/demo/marge_entrada.png</text:p>
          </table:table-cell>
          <table:table-cell office:value-type="string">
            <text:p>MARGE ENTRADA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Consumició Anna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formula="of:=[.C108]+([.C108]/100*[.D108])" office:value-type="float" office:value="1.5">
            <text:p>1,5</text:p>
          </table:table-cell>
          <table:table-cell table:formula="of:=[.E108]+([.E108]/100*[.G108])" office:value-type="float" office:value="1.65">
            <text:p>1,6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../imatges_bases/demo/actress-1299250_960_720.png</text:p>
          </table:table-cell>
          <table:table-cell office:value-type="string">
            <text:p>ANNA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Consumició Joan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formula="of:=[.C109]+([.C109]/100*[.D109])" office:value-type="float" office:value="1.5">
            <text:p>1,5</text:p>
          </table:table-cell>
          <table:table-cell table:formula="of:=[.E109]+([.E109]/100*[.G109])" office:value-type="float" office:value="1.5">
            <text:p>1,5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./imatges_bases/demo/people-33022_960_720.png</text:p>
          </table:table-cell>
          <table:table-cell office:value-type="string">
            <text:p>JOAN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Barril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formula="of:=[.C110]+([.C110]/100*[.D110])" office:value-type="float" office:value="1.5">
            <text:p>1,5</text:p>
          </table:table-cell>
          <table:table-cell table:formula="of:=[.E110]+([.E110]/100*[.G110])" office:value-type="float" office:value="1.65">
            <text:p>1,6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ervezas/jarra.png</text:p>
          </table:table-cell>
          <table:table-cell office:value-type="string">
            <text:p>Barri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Wrap</text:p>
          </table:table-cell>
          <table:table-cell office:value-type="float" office:value="1">
            <text:p>1</text:p>
          </table:table-cell>
          <table:table-cell office:value-type="float" office:value="354.54545">
            <text:p>354,54545</text:p>
          </table:table-cell>
          <table:table-cell table:formula="of:=[.C111]+([.C111]/100*[.D111])" office:value-type="float" office:value="4.5454545">
            <text:p>4,5454545</text:p>
          </table:table-cell>
          <table:table-cell table:formula="of:=[.E111]+([.E111]/100*[.G111])" office:value-type="float" office:value="4.99999995">
            <text:p>5,0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Bocadillos/vegetal.png</text:p>
          </table:table-cell>
          <table:table-cell office:value-type="string">
            <text:p>WRAP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Recarrec per reciclatge envàs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formula="of:=[.C112]+([.C112]/100*[.D112])" office:value-type="float" office:value="0.1">
            <text:p>0,1</text:p>
          </table:table-cell>
          <table:table-cell table:formula="of:=[.E112]+([.E112]/100*[.G112])" office:value-type="float" office:value="0.11">
            <text:p>0,1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Reciclatge envà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rosas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formula="of:=[.C113]+([.C113]/100*[.D113])" office:value-type="float" office:value="1.5">
            <text:p>1,5</text:p>
          </table:table-cell>
          <table:table-cell table:formula="of:=[.E113]+([.E113]/100*[.G113])" office:value-type="float" office:value="1.65">
            <text:p>1,6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avas/juve_camps.png</text:p>
          </table:table-cell>
          <table:table-cell/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Kebab qui ti pasa</text:p>
          </table:table-cell>
          <table:table-cell office:value-type="float" office:value="1.5">
            <text:p>1,5</text:p>
          </table:table-cell>
          <table:table-cell office:value-type="float" office:value="-100">
            <text:p>-100</text:p>
          </table:table-cell>
          <table:table-cell table:formula="of:=[.C114]+([.C114]/100*[.D114])" office:value-type="float" office:value="0">
            <text:p>0</text:p>
          </table:table-cell>
          <table:table-cell table:formula="of:=[.E114]+([.E114]/100*[.G114])" office:value-type="float" office:value="0">
            <text:p>0,00</text:p>
          </table:table-cell>
          <table:table-cell office:value-type="float" office:value="10">
            <text:p>10</text:p>
          </table:table-cell>
          <table:table-cell office:value-type="string">
            <text:p>Marroc</text:p>
          </table:table-cell>
          <table:table-cell office:value-type="string">
            <text:p>Bocadillos/llom.png</text:p>
          </table:table-cell>
          <table:table-cell office:value-type="string">
            <text:p>Kebab normal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Hores de consultoria</text:p>
          </table:table-cell>
          <table:table-cell table:number-columns-repeated="2" office:value-type="float" office:value="0">
            <text:p>0</text:p>
          </table:table-cell>
          <table:table-cell table:formula="of:=[.C115]+([.C115]/100*[.D115])" office:value-type="float" office:value="0">
            <text:p>0</text:p>
          </table:table-cell>
          <table:table-cell table:formula="of:=[.E115]+([.E115]/100*[.G115])" office:value-type="float" office:value="0">
            <text:p>0,00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Hores de consultoria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8">
            <text:p>638</text:p>
          </table:table-cell>
          <table:table-cell office:value-type="string">
            <text:p>Desayuno PACK</text:p>
          </table:table-cell>
          <table:table-cell office:value-type="float" office:value="0.01">
            <text:p>0,01</text:p>
          </table:table-cell>
          <table:table-cell office:value-type="float" office:value="27172.72727">
            <text:p>27172,72727</text:p>
          </table:table-cell>
          <table:table-cell table:formula="of:=[.C116]+([.C116]/100*[.D116])" office:value-type="float" office:value="2.727272727">
            <text:p>2,727272727</text:p>
          </table:table-cell>
          <table:table-cell table:formula="of:=[.E116]+([.E116]/100*[.G116])" office:value-type="float" office:value="2.9999999997">
            <text:p>3,0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esayuno PACK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Article amb complement únic</text:p>
          </table:table-cell>
          <table:table-cell table:number-columns-repeated="2" office:value-type="float" office:value="0">
            <text:p>0</text:p>
          </table:table-cell>
          <table:table-cell table:formula="of:=[.C117]+([.C117]/100*[.D117])" office:value-type="float" office:value="0">
            <text:p>0</text:p>
          </table:table-cell>
          <table:table-cell table:formula="of:=[.E117]+([.E117]/100*[.G117])" office:value-type="float" office:value="0">
            <text:p>0,0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Article amb complement únic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ENSALADA VEGETAL</text:p>
          </table:table-cell>
          <table:table-cell office:value-type="float" office:value="6.81818">
            <text:p>6,81818</text:p>
          </table:table-cell>
          <table:table-cell office:value-type="float" office:value="0">
            <text:p>0</text:p>
          </table:table-cell>
          <table:table-cell table:formula="of:=[.C118]+([.C118]/100*[.D118])" office:value-type="float" office:value="6.81818">
            <text:p>6,81818</text:p>
          </table:table-cell>
          <table:table-cell table:formula="of:=[.E118]+([.E118]/100*[.G118])" office:value-type="float" office:value="7.499998">
            <text:p>7,5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../imatges_bases/demo/amanida_tropical.jpg</text:p>
          </table:table-cell>
          <table:table-cell office:value-type="string">
            <text:p>ENSALADA VEGETAL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ENSALADA MIXTA</text:p>
          </table:table-cell>
          <table:table-cell office:value-type="float" office:value="6.59091">
            <text:p>6,59091</text:p>
          </table:table-cell>
          <table:table-cell office:value-type="float" office:value="0">
            <text:p>0</text:p>
          </table:table-cell>
          <table:table-cell table:formula="of:=[.C119]+([.C119]/100*[.D119])" office:value-type="float" office:value="6.59091">
            <text:p>6,59091</text:p>
          </table:table-cell>
          <table:table-cell table:formula="of:=[.E119]+([.E119]/100*[.G119])" office:value-type="float" office:value="7.250001">
            <text:p>7,2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../imatges_bases/demo/ensalada_primavera.png</text:p>
          </table:table-cell>
          <table:table-cell office:value-type="string">
            <text:p>ENSALADA MIXTA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 table:number-rows-repeated="1048456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9">19/03/2020</text:date>, <text:time>10:05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icloTIC </meta:initial-creator>
    <meta:creation-date>2020-03-19T09:53:44.14</meta:creation-date>
    <dc:date>2020-03-19T10:05:21.19</dc:date>
    <dc:creator>cicloTIC </dc:creator>
    <meta:editing-duration>PT11M38S</meta:editing-duration>
    <meta:editing-cycles>1</meta:editing-cycles>
    <meta:document-statistic meta:table-count="3" meta:cell-count="1755" meta:object-count="0"/>
    <meta:generator>OpenOffice/4.1.5$Win32 OpenOffice.org_project/415m1$Build-9789</meta:generator>
  </office:meta>
</office:document-meta>
</file>